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"/>
    <style:style style:name="ce2" style:family="table-cell" style:parent-style-name="Default">
      <style:text-properties style:font-name="Liberation Sans" style:font-name-asian="WenQuanYi Zen Hei" style:font-name-complex="Lohit Hindi"/>
    </style:style>
    <style:style style:name="ce3" style:family="table-cell" style:parent-style-name="Default">
      <style:text-properties fo:color="#cc00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c0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</office:automatic-styles>
  <office:body>
    <office:spreadsheet>
      <table:table table:name="Variabl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DIST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THETA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D_YAW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PHI_I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V_I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3">
          <table:table-cell/>
          <table:table-cell office:value-type="string" calcext:value-type="string">
            <text:p>#define</text:p>
          </table:table-cell>
          <table:table-cell office:value-type="string" calcext:value-type="string">
            <text:p>N_D_V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m que ter o zero no mei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ytes per table entry</text:p>
          </table:table-cell>
          <table:table-cell/>
          <table:table-cell table:formula="of:=10*4+1"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 entries</text:p>
          </table:table-cell>
          <table:table-cell/>
          <table:table-cell table:style-name="ce1" table:formula="of:=PRODUCT([.E2:.E7])" office:value-type="float" office:value="8568000" calcext:value-type="float">
            <text:p>8.568.0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 bytes</text:p>
          </table:table-cell>
          <table:table-cell/>
          <table:table-cell table:style-name="ce1" table:formula="of:=PRODUCT([.E2:.E8])" office:value-type="float" office:value="351288000" calcext:value-type="float">
            <text:p>351.288.000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 entries</text:p>
          </table:table-cell>
          <table:table-cell/>
          <table:table-cell table:style-name="ce1" table:formula="of:=PRODUCT([.E2:.E6])" office:value-type="float" office:value="1071000" calcext:value-type="float">
            <text:p>1.071.000</text:p>
          </table:table-cell>
          <table:table-cell table:number-columns-repeated="2"/>
        </table:table-row>
        <table:table-row table:style-name="ro2" table:number-rows-repeated="2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ist" table:style-name="ta1">
        <table:shapes>
          <draw:frame draw:z-index="0" draw:style-name="gr1" draw:text-style-name="P1" svg:width="159.99mm" svg:height="89.99mm" svg:x="146.41mm" svg:y="18.83mm">
            <loext:p draw:notify-on-update-of-ranges="Dist.C7:Dist.C7 Dist.C8:Dist.C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string" calcext:value-type="string">
            <text:p>First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2.3" calcext:value-type="float">
            <text:p>2,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mon ratio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.18" calcext:value-type="float">
            <text:p>1,1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zero index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elta Dist.</text:p>
          </table:table-cell>
          <table:table-cell table:style-name="Default" office:value-type="string" calcext:value-type="string">
            <text:p>Distanc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A$2]*POWER([.$A$4]; [.D8]-[.$A$6])- [.$A$2]" office:value-type="float" office:value="0.414" calcext:value-type="float">
            <text:p>0,4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C9]-[.C8]" office:value-type="float" office:value="0.48852" calcext:value-type="float">
            <text:p>0,48852</text:p>
          </table:table-cell>
          <table:table-cell table:formula="of:=[.$A$2]*POWER([.$A$4]; [.D9]-[.$A$6])- [.$A$2]" office:value-type="float" office:value="0.902519999999999" calcext:value-type="float">
            <text:p>0,902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[.C10]-[.C9]" office:value-type="float" office:value="0.5764536" calcext:value-type="float">
            <text:p>0,5764536</text:p>
          </table:table-cell>
          <table:table-cell table:formula="of:=[.$A$2]*POWER([.$A$4]; [.D10]-[.$A$6])- [.$A$2]" office:value-type="float" office:value="1.4789736" calcext:value-type="float">
            <text:p>1,478973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formula="of:=[.C11]-[.C10]" office:value-type="float" office:value="0.680215247999999" calcext:value-type="float">
            <text:p>0,680215248</text:p>
          </table:table-cell>
          <table:table-cell table:formula="of:=[.$A$2]*POWER([.$A$4]; [.D11]-[.$A$6])- [.$A$2]" office:value-type="float" office:value="2.159188848" calcext:value-type="float">
            <text:p>2,1591888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formula="of:=[.C12]-[.C11]" office:value-type="float" office:value="0.802653992640001" calcext:value-type="float">
            <text:p>0,8026539926</text:p>
          </table:table-cell>
          <table:table-cell table:formula="of:=[.$A$2]*POWER([.$A$4]; [.D12]-[.$A$6])- [.$A$2]" office:value-type="float" office:value="2.96184284064" calcext:value-type="float">
            <text:p>2,961842840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formula="of:=[.C13]-[.C12]" office:value-type="float" office:value="0.947131711315198" calcext:value-type="float">
            <text:p>0,9471317113</text:p>
          </table:table-cell>
          <table:table-cell table:formula="of:=[.$A$2]*POWER([.$A$4]; [.D13]-[.$A$6])- [.$A$2]" office:value-type="float" office:value="3.9089745519552" calcext:value-type="float">
            <text:p>3,90897455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formula="of:=[.C14]-[.C13]" office:value-type="float" office:value="1.11761541935194" calcext:value-type="float">
            <text:p>1,1176154194</text:p>
          </table:table-cell>
          <table:table-cell table:formula="of:=[.$A$2]*POWER([.$A$4]; [.D14]-[.$A$6])- [.$A$2]" office:value-type="float" office:value="5.02658997130713" calcext:value-type="float">
            <text:p>5,02658997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C15]-[.C14]" office:value-type="float" office:value="1.31878619483528" calcext:value-type="float">
            <text:p>1,3187861948</text:p>
          </table:table-cell>
          <table:table-cell table:formula="of:=[.$A$2]*POWER([.$A$4]; [.D15]-[.$A$6])- [.$A$2]" office:value-type="float" office:value="6.34537616614242" calcext:value-type="float">
            <text:p>6,34537616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C16]-[.C15]" office:value-type="float" office:value="1.55616770990564" calcext:value-type="float">
            <text:p>1,5561677099</text:p>
          </table:table-cell>
          <table:table-cell table:formula="of:=[.$A$2]*POWER([.$A$4]; [.D16]-[.$A$6])- [.$A$2]" office:value-type="float" office:value="7.90154387604805" calcext:value-type="float">
            <text:p>7,90154387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formula="of:=[.C17]-[.C16]" office:value-type="float" office:value="1.83627789768865" calcext:value-type="float">
            <text:p>1,8362778977</text:p>
          </table:table-cell>
          <table:table-cell table:formula="of:=[.$A$2]*POWER([.$A$4]; [.D17]-[.$A$6])- [.$A$2]" office:value-type="float" office:value="9.7378217737367" calcext:value-type="float">
            <text:p>9,737821773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table:formula="of:=[.C18]-[.C17]" office:value-type="float" office:value="2.16680791927261" calcext:value-type="float">
            <text:p>2,1668079193</text:p>
          </table:table-cell>
          <table:table-cell table:formula="of:=[.$A$2]*POWER([.$A$4]; [.D18]-[.$A$6])- [.$A$2]" office:value-type="float" office:value="11.9046296930093" calcext:value-type="float">
            <text:p>11,904629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C19]-[.C18]" office:value-type="float" office:value="2.55683334474167" calcext:value-type="float">
            <text:p>2,5568333447</text:p>
          </table:table-cell>
          <table:table-cell table:formula="of:=[.$A$2]*POWER([.$A$4]; [.D19]-[.$A$6])- [.$A$2]" office:value-type="float" office:value="14.461463037751" calcext:value-type="float">
            <text:p>14,461463037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formula="of:=[.C20]-[.C19]" office:value-type="float" office:value="3.01706334679517" calcext:value-type="float">
            <text:p>3,0170633468</text:p>
          </table:table-cell>
          <table:table-cell table:formula="of:=[.$A$2]*POWER([.$A$4]; [.D20]-[.$A$6])- [.$A$2]" office:value-type="float" office:value="17.4785263845461" calcext:value-type="float">
            <text:p>17,47852638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C21]-[.C20]" office:value-type="float" office:value="3.56013474921831" calcext:value-type="float">
            <text:p>3,5601347492</text:p>
          </table:table-cell>
          <table:table-cell table:formula="of:=[.$A$2]*POWER([.$A$4]; [.D21]-[.$A$6])- [.$A$2]" office:value-type="float" office:value="21.0386611337645" calcext:value-type="float">
            <text:p>21,03866113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C22]-[.C21]" office:value-type="float" office:value="4.2009590040776" calcext:value-type="float">
            <text:p>4,2009590041</text:p>
          </table:table-cell>
          <table:table-cell table:formula="of:=[.$A$2]*POWER([.$A$4]; [.D22]-[.$A$6])- [.$A$2]" office:value-type="float" office:value="25.2396201378421" calcext:value-type="float">
            <text:p>25,23962013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C23]-[.C22]" office:value-type="float" office:value="4.95713162481157" calcext:value-type="float">
            <text:p>4,9571316248</text:p>
          </table:table-cell>
          <table:table-cell table:formula="of:=[.$A$2]*POWER([.$A$4]; [.D23]-[.$A$6])- [.$A$2]" office:value-type="float" office:value="30.1967517626536" calcext:value-type="float">
            <text:p>30,19675176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C24]-[.C23]" office:value-type="float" office:value="5.84941531727766" calcext:value-type="float">
            <text:p>5,8494153173</text:p>
          </table:table-cell>
          <table:table-cell table:formula="of:=[.$A$2]*POWER([.$A$4]; [.D24]-[.$A$6])- [.$A$2]" office:value-type="float" office:value="36.0461670799313" calcext:value-type="float">
            <text:p>36,0461670799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C25]-[.C24]" office:value-type="float" office:value="6.90231007438763" calcext:value-type="float">
            <text:p>6,9023100744</text:p>
          </table:table-cell>
          <table:table-cell table:formula="of:=[.$A$2]*POWER([.$A$4]; [.D25]-[.$A$6])- [.$A$2]" office:value-type="float" office:value="42.9484771543189" calcext:value-type="float">
            <text:p>42,9484771543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C26]-[.C25]" office:value-type="float" office:value="8.1447258877774" calcext:value-type="float">
            <text:p>8,1447258878</text:p>
          </table:table-cell>
          <table:table-cell table:formula="of:=[.$A$2]*POWER([.$A$4]; [.D26]-[.$A$6])- [.$A$2]" office:value-type="float" office:value="51.0932030420963" calcext:value-type="float">
            <text:p>51,0932030421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C27]-[.C26]" office:value-type="float" office:value="9.61077654757733" calcext:value-type="float">
            <text:p>9,6107765476</text:p>
          </table:table-cell>
          <table:table-cell table:formula="of:=[.$A$2]*POWER([.$A$4]; [.D27]-[.$A$6])- [.$A$2]" office:value-type="float" office:value="60.7039795896736" calcext:value-type="float">
            <text:p>60,7039795897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C28]-[.C27]" office:value-type="float" office:value="11.3407163261413" calcext:value-type="float">
            <text:p>11,3407163261</text:p>
          </table:table-cell>
          <table:table-cell table:formula="of:=[.$A$2]*POWER([.$A$4]; [.D28]-[.$A$6])- [.$A$2]" office:value-type="float" office:value="72.0446959158149" calcext:value-type="float">
            <text:p>72,0446959158</text:p>
          </table:table-cell>
          <table:table-cell table:style-name="ce3" office:value-type="float" office:value="20" calcext:value-type="float">
            <text:p>20</text:p>
          </table:table-cell>
        </table:table-row>
      </table:table>
      <table:table table:name="Theta_reverse" table:style-name="ta1">
        <table:shapes>
          <draw:frame draw:z-index="0" draw:style-name="gr1" draw:text-style-name="P1" svg:width="159.99mm" svg:height="89.99mm" svg:x="143.32mm" svg:y="33.53mm">
            <loext:p draw:notify-on-update-of-ranges="Theta_reverse.C7:Theta_reverse.C2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mmon Theta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ximo theta para um lado em graus</text:p>
          </table:table-cell>
          <table:table-cell table:number-columns-repeated="17"/>
        </table:table-row>
        <table:table-row table:style-name="ro3">
          <table:table-cell table:number-columns-repeated="2"/>
          <table:table-cell table:formula="of:=2*[.C3]" office:value-type="float" office:value="30" calcext:value-type="float">
            <text:p>30</text:p>
          </table:table-cell>
          <table:table-cell/>
          <table:table-cell office:value-type="string" calcext:value-type="string">
            <text:p>Para os dois lados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umero de instancias da variavel</text:p>
          </table:table-cell>
          <table:table-cell table:number-columns-repeated="17"/>
        </table:table-row>
        <table:table-row table:style-name="ro2">
          <table:table-cell table:number-columns-repeated="20"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2"/>
          <table:table-cell table:formula="of:=360-SUM([.C15:.C6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dians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+[.C8]" office:value-type="float" office:value="56" calcext:value-type="float">
            <text:p>56</text:p>
          </table:table-cell>
          <table:table-cell table:formula="of:=[.E8]*ACOS(-1)/180" office:value-type="float" office:value="0.977384381116825" calcext:value-type="float">
            <text:p>0,977384381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0]+[.C9]" office:value-type="float" office:value="48" calcext:value-type="float">
            <text:p>48</text:p>
          </table:table-cell>
          <table:table-cell table:formula="of:=[.E9]*ACOS(-1)/180" office:value-type="float" office:value="0.837758040957278" calcext:value-type="float">
            <text:p>0,83775804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1]+[.C10]" office:value-type="float" office:value="40" calcext:value-type="float">
            <text:p>40</text:p>
          </table:table-cell>
          <table:table-cell table:formula="of:=[.E10]*ACOS(-1)/180" office:value-type="float" office:value="0.698131700797732" calcext:value-type="float">
            <text:p>0,698131700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Q11]+[.O10]" office:value-type="float" office:value="112" calcext:value-type="float">
            <text:p>112</text:p>
          </table:table-cell>
          <table:table-cell table:formula="of:=[.Q10]*ACOS(-1)/180" office:value-type="float" office:value="1.95476876223365" calcext:value-type="float">
            <text:p>1,95476876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2]+[.C11]" office:value-type="float" office:value="32" calcext:value-type="float">
            <text:p>32</text:p>
          </table:table-cell>
          <table:table-cell table:formula="of:=[.E11]*ACOS(-1)/180" office:value-type="float" office:value="0.558505360638185" calcext:value-type="float">
            <text:p>0,5585053606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Q12]+[.O11]" office:value-type="float" office:value="104" calcext:value-type="float">
            <text:p>104</text:p>
          </table:table-cell>
          <table:table-cell table:formula="of:=[.Q11]*ACOS(-1)/180" office:value-type="float" office:value="1.8151424220741" calcext:value-type="float">
            <text:p>1,81514242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13]+[.C12]" office:value-type="float" office:value="24" calcext:value-type="float">
            <text:p>24</text:p>
          </table:table-cell>
          <table:table-cell table:formula="of:=[.E12]*ACOS(-1)/180" office:value-type="float" office:value="0.418879020478639" calcext:value-type="float">
            <text:p>0,418879020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Q13]+[.O12]" office:value-type="float" office:value="96" calcext:value-type="float">
            <text:p>96</text:p>
          </table:table-cell>
          <table:table-cell table:formula="of:=[.Q12]*ACOS(-1)/180" office:value-type="float" office:value="1.67551608191456" calcext:value-type="float">
            <text:p>1,67551608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14]+[.C13]" office:value-type="float" office:value="16" calcext:value-type="float">
            <text:p>16</text:p>
          </table:table-cell>
          <table:table-cell table:formula="of:=[.E13]*ACOS(-1)/180" office:value-type="float" office:value="0.279252680319093" calcext:value-type="float">
            <text:p>0,279252680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Q14]+[.O13]" office:value-type="float" office:value="88" calcext:value-type="float">
            <text:p>88</text:p>
          </table:table-cell>
          <table:table-cell table:formula="of:=[.Q13]*ACOS(-1)/180" office:value-type="float" office:value="1.53588974175501" calcext:value-type="float">
            <text:p>1,5358897418</text:p>
          </table:table-cell>
          <table:table-cell/>
          <table:table-cell table:formula="of:=[.U7]-[.U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15]+[.C14]" office:value-type="float" office:value="8" calcext:value-type="float">
            <text:p>8</text:p>
          </table:table-cell>
          <table:table-cell table:formula="of:=[.E14]*ACOS(-1)/180" office:value-type="float" office:value="0.139626340159546" calcext:value-type="float">
            <text:p>0,139626340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Q15]+[.O14]" office:value-type="float" office:value="80" calcext:value-type="float">
            <text:p>80</text:p>
          </table:table-cell>
          <table:table-cell table:formula="of:=[.Q14]*ACOS(-1)/180" office:value-type="float" office:value="1.39626340159546" calcext:value-type="float">
            <text:p>1,3962634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Q16]+[.O15]" office:value-type="float" office:value="72" calcext:value-type="float">
            <text:p>72</text:p>
          </table:table-cell>
          <table:table-cell table:formula="of:=[.Q15]*ACOS(-1)/180" office:value-type="float" office:value="1.25663706143592" calcext:value-type="float">
            <text:p>1,2566370614</text:p>
          </table:table-cell>
          <table:table-cell/>
          <table:table-cell office:value-type="string" calcext:value-type="string">
            <text:p>&lt;=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E15]+[.C16]" office:value-type="float" office:value="8" calcext:value-type="float">
            <text:p>8</text:p>
          </table:table-cell>
          <table:table-cell table:formula="of:=[.E16]*ACOS(-1)/180" office:value-type="float" office:value="0.139626340159546" calcext:value-type="float">
            <text:p>0,139626340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Q17]+[.O16]" office:value-type="float" office:value="64" calcext:value-type="float">
            <text:p>64</text:p>
          </table:table-cell>
          <table:table-cell table:formula="of:=[.Q16]*ACOS(-1)/180" office:value-type="float" office:value="1.11701072127637" calcext:value-type="float">
            <text:p>1,11701072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-6</text:p>
          </table:table-cell>
          <table:table-cell table:formula="of:=[.P10]+37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E16]+[.C17]" office:value-type="float" office:value="16" calcext:value-type="float">
            <text:p>16</text:p>
          </table:table-cell>
          <table:table-cell table:formula="of:=[.E17]*ACOS(-1)/180" office:value-type="float" office:value="0.279252680319093" calcext:value-type="float">
            <text:p>0,279252680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Q18]+[.O17]" office:value-type="float" office:value="56" calcext:value-type="float">
            <text:p>56</text:p>
          </table:table-cell>
          <table:table-cell table:formula="of:=[.Q17]*ACOS(-1)/180" office:value-type="float" office:value="0.977384381116825" calcext:value-type="float">
            <text:p>0,9773843811</text:p>
          </table:table-cell>
          <table:table-cell table:number-columns-repeated="2"/>
          <table:table-cell table:formula="of:=[.P11]+37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E17]+[.C18]" office:value-type="float" office:value="24" calcext:value-type="float">
            <text:p>24</text:p>
          </table:table-cell>
          <table:table-cell table:formula="of:=[.E18]*ACOS(-1)/180" office:value-type="float" office:value="0.418879020478639" calcext:value-type="float">
            <text:p>0,4188790205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formula="of:=[.Q19]+[.O18]" office:value-type="float" office:value="48" calcext:value-type="float">
            <text:p>48</text:p>
          </table:table-cell>
          <table:table-cell table:formula="of:=[.Q18]*ACOS(-1)/180" office:value-type="float" office:value="0.837758040957278" calcext:value-type="float">
            <text:p>0,837758041</text:p>
          </table:table-cell>
          <table:table-cell table:number-columns-repeated="2"/>
          <table:table-cell table:formula="of:=[.P12]+37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E18]+[.C19]" office:value-type="float" office:value="32" calcext:value-type="float">
            <text:p>32</text:p>
          </table:table-cell>
          <table:table-cell table:formula="of:=[.E19]*ACOS(-1)/180" office:value-type="float" office:value="0.558505360638185" calcext:value-type="float">
            <text:p>0,5585053606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Q20]+[.O19]" office:value-type="float" office:value="40" calcext:value-type="float">
            <text:p>40</text:p>
          </table:table-cell>
          <table:table-cell table:formula="of:=[.Q19]*ACOS(-1)/180" office:value-type="float" office:value="0.698131700797732" calcext:value-type="float">
            <text:p>0,6981317008</text:p>
          </table:table-cell>
          <table:table-cell table:number-columns-repeated="2"/>
          <table:table-cell table:formula="of:=[.P13]+37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E19]+[.C20]" office:value-type="float" office:value="40" calcext:value-type="float">
            <text:p>40</text:p>
          </table:table-cell>
          <table:table-cell table:formula="of:=[.E20]*ACOS(-1)/180" office:value-type="float" office:value="0.698131700797732" calcext:value-type="float">
            <text:p>0,698131700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Q21]+[.O20]" office:value-type="float" office:value="32" calcext:value-type="float">
            <text:p>32</text:p>
          </table:table-cell>
          <table:table-cell table:formula="of:=[.Q20]*ACOS(-1)/180" office:value-type="float" office:value="0.558505360638185" calcext:value-type="float">
            <text:p>0,5585053606</text:p>
          </table:table-cell>
          <table:table-cell table:number-columns-repeated="2"/>
          <table:table-cell table:formula="of:=[.P14]+37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E20]+[.C21]" office:value-type="float" office:value="48" calcext:value-type="float">
            <text:p>48</text:p>
          </table:table-cell>
          <table:table-cell table:formula="of:=[.E21]*ACOS(-1)/180" office:value-type="float" office:value="0.837758040957278" calcext:value-type="float">
            <text:p>0,83775804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Q22]+[.O21]" office:value-type="float" office:value="24" calcext:value-type="float">
            <text:p>24</text:p>
          </table:table-cell>
          <table:table-cell table:formula="of:=[.Q21]*ACOS(-1)/180" office:value-type="float" office:value="0.418879020478639" calcext:value-type="float">
            <text:p>0,4188790205</text:p>
          </table:table-cell>
          <table:table-cell table:number-columns-repeated="2"/>
          <table:table-cell table:formula="of:=[.P15]+37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E21]+[.C22]" office:value-type="float" office:value="56" calcext:value-type="float">
            <text:p>56</text:p>
          </table:table-cell>
          <table:table-cell table:formula="of:=[.E22]*ACOS(-1)/180" office:value-type="float" office:value="0.977384381116825" calcext:value-type="float">
            <text:p>0,977384381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Q23]+[.O22]" office:value-type="float" office:value="16" calcext:value-type="float">
            <text:p>16</text:p>
          </table:table-cell>
          <table:table-cell table:formula="of:=[.Q22]*ACOS(-1)/180" office:value-type="float" office:value="0.279252680319093" calcext:value-type="float">
            <text:p>0,2792526803</text:p>
          </table:table-cell>
          <table:table-cell table:number-columns-repeated="2"/>
          <table:table-cell table:formula="of:=[.P16]+37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E22]+[.C23]" office:value-type="float" office:value="64" calcext:value-type="float">
            <text:p>64</text:p>
          </table:table-cell>
          <table:table-cell table:formula="of:=[.E23]*ACOS(-1)/180" office:value-type="float" office:value="1.11701072127637" calcext:value-type="float">
            <text:p>1,117010721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Q24]+[.O23]" office:value-type="float" office:value="8" calcext:value-type="float">
            <text:p>8</text:p>
          </table:table-cell>
          <table:table-cell table:formula="of:=[.Q23]*ACOS(-1)/180" office:value-type="float" office:value="0.139626340159546" calcext:value-type="float">
            <text:p>0,13962634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E23]+[.C24]" office:value-type="float" office:value="72" calcext:value-type="float">
            <text:p>72</text:p>
          </table:table-cell>
          <table:table-cell table:formula="of:=[.E24]*ACOS(-1)/180" office:value-type="float" office:value="1.25663706143592" calcext:value-type="float">
            <text:p>1,2566370614</text:p>
          </table:table-cell>
          <table:table-cell table:number-columns-repeated="8"/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E24]+[.C25]" office:value-type="float" office:value="80" calcext:value-type="float">
            <text:p>80</text:p>
          </table:table-cell>
          <table:table-cell table:formula="of:=[.E25]*ACOS(-1)/180" office:value-type="float" office:value="1.39626340159546" calcext:value-type="float">
            <text:p>1,3962634016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Q24]+[.O25]" office:value-type="float" office:value="8" calcext:value-type="float">
            <text:p>8</text:p>
          </table:table-cell>
          <table:table-cell table:formula="of:=[.Q25]*ACOS(-1)/180" office:value-type="float" office:value="0.139626340159546" calcext:value-type="float">
            <text:p>0,13962634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E25]+[.C26]" office:value-type="float" office:value="88" calcext:value-type="float">
            <text:p>88</text:p>
          </table:table-cell>
          <table:table-cell table:formula="of:=[.E26]*ACOS(-1)/180" office:value-type="float" office:value="1.53588974175501" calcext:value-type="float">
            <text:p>1,535889741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Q25]+[.O26]" office:value-type="float" office:value="16" calcext:value-type="float">
            <text:p>16</text:p>
          </table:table-cell>
          <table:table-cell table:formula="of:=[.Q26]*ACOS(-1)/180" office:value-type="float" office:value="0.279252680319093" calcext:value-type="float">
            <text:p>0,27925268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E26]+[.C27]" office:value-type="float" office:value="96" calcext:value-type="float">
            <text:p>96</text:p>
          </table:table-cell>
          <table:table-cell table:formula="of:=[.E27]*ACOS(-1)/180" office:value-type="float" office:value="1.67551608191456" calcext:value-type="float">
            <text:p>1,675516081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Q26]+[.O27]" office:value-type="float" office:value="24" calcext:value-type="float">
            <text:p>24</text:p>
          </table:table-cell>
          <table:table-cell table:formula="of:=[.Q27]*ACOS(-1)/180" office:value-type="float" office:value="0.418879020478639" calcext:value-type="float">
            <text:p>0,41887902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E27]+[.C28]" office:value-type="float" office:value="104" calcext:value-type="float">
            <text:p>104</text:p>
          </table:table-cell>
          <table:table-cell table:formula="of:=[.E28]*ACOS(-1)/180" office:value-type="float" office:value="1.8151424220741" calcext:value-type="float">
            <text:p>1,815142422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Q27]+[.O28]" office:value-type="float" office:value="32" calcext:value-type="float">
            <text:p>32</text:p>
          </table:table-cell>
          <table:table-cell table:formula="of:=[.Q28]*ACOS(-1)/180" office:value-type="float" office:value="0.558505360638185" calcext:value-type="float">
            <text:p>0,55850536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E28]+[.C29]" office:value-type="float" office:value="112" calcext:value-type="float">
            <text:p>112</text:p>
          </table:table-cell>
          <table:table-cell table:formula="of:=[.E29]*ACOS(-1)/180" office:value-type="float" office:value="1.95476876223365" calcext:value-type="float">
            <text:p>1,954768762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Q28]+[.O29]" office:value-type="float" office:value="40" calcext:value-type="float">
            <text:p>40</text:p>
          </table:table-cell>
          <table:table-cell table:formula="of:=[.Q29]*ACOS(-1)/180" office:value-type="float" office:value="0.698131700797732" calcext:value-type="float">
            <text:p>0,69813170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E29]+[.C30]" office:value-type="float" office:value="120" calcext:value-type="float">
            <text:p>120</text:p>
          </table:table-cell>
          <table:table-cell table:formula="of:=[.E30]*ACOS(-1)/180" office:value-type="float" office:value="2.0943951023932" calcext:value-type="float">
            <text:p>2,094395102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Q29]+[.O30]" office:value-type="float" office:value="48" calcext:value-type="float">
            <text:p>48</text:p>
          </table:table-cell>
          <table:table-cell table:formula="of:=[.Q30]*ACOS(-1)/180" office:value-type="float" office:value="0.837758040957278" calcext:value-type="float">
            <text:p>0,8377580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E30]+[.C31]" office:value-type="float" office:value="128" calcext:value-type="float">
            <text:p>128</text:p>
          </table:table-cell>
          <table:table-cell table:formula="of:=[.E31]*ACOS(-1)/180" office:value-type="float" office:value="2.23402144255274" calcext:value-type="float">
            <text:p>2,2340214426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Q30]+[.O31]" office:value-type="float" office:value="56" calcext:value-type="float">
            <text:p>56</text:p>
          </table:table-cell>
          <table:table-cell table:formula="of:=[.Q31]*ACOS(-1)/180" office:value-type="float" office:value="0.977384381116825" calcext:value-type="float">
            <text:p>0,9773843811</text:p>
          </table:table-cell>
          <table:table-cell/>
          <table:table-cell office:value-type="string" calcext:value-type="string">
            <text:p>&gt;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E31]+[.C32]" office:value-type="float" office:value="136" calcext:value-type="float">
            <text:p>136</text:p>
          </table:table-cell>
          <table:table-cell table:formula="of:=[.E32]*ACOS(-1)/180" office:value-type="float" office:value="2.37364778271229" calcext:value-type="float">
            <text:p>2,373647782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Q31]+[.O32]" office:value-type="float" office:value="64" calcext:value-type="float">
            <text:p>64</text:p>
          </table:table-cell>
          <table:table-cell table:formula="of:=[.Q32]*ACOS(-1)/180" office:value-type="float" office:value="1.11701072127637" calcext:value-type="float">
            <text:p>1,1170107213</text:p>
          </table:table-cell>
          <table:table-cell/>
          <table:table-cell office:value-type="string" calcext:value-type="string">
            <text:p>22-28</text:p>
          </table:table-cell>
          <table:table-cell office:value-type="string" calcext:value-type="string">
            <text:p>37-43</text:p>
          </table:table-cell>
          <table:table-cell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E32]+[.C33]" office:value-type="float" office:value="144" calcext:value-type="float">
            <text:p>144</text:p>
          </table:table-cell>
          <table:table-cell table:formula="of:=[.E33]*ACOS(-1)/180" office:value-type="float" office:value="2.51327412287183" calcext:value-type="float">
            <text:p>2,513274122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Q32]+[.O33]" office:value-type="float" office:value="72" calcext:value-type="float">
            <text:p>72</text:p>
          </table:table-cell>
          <table:table-cell table:formula="of:=[.Q33]*ACOS(-1)/180" office:value-type="float" office:value="1.25663706143592" calcext:value-type="float">
            <text:p>1,2566370614</text:p>
          </table:table-cell>
          <table:table-cell/>
          <table:table-cell table:formula="of:=[.P32]+15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E33]+[.C34]" office:value-type="float" office:value="152" calcext:value-type="float">
            <text:p>152</text:p>
          </table:table-cell>
          <table:table-cell table:formula="of:=[.E34]*ACOS(-1)/180" office:value-type="float" office:value="2.65290046303138" calcext:value-type="float">
            <text:p>2,65290046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Q33]+[.O34]" office:value-type="float" office:value="80" calcext:value-type="float">
            <text:p>80</text:p>
          </table:table-cell>
          <table:table-cell table:formula="of:=[.Q34]*ACOS(-1)/180" office:value-type="float" office:value="1.39626340159546" calcext:value-type="float">
            <text:p>1,3962634016</text:p>
          </table:table-cell>
          <table:table-cell/>
          <table:table-cell table:formula="of:=[.P33]+15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[.E34]+[.C35]" office:value-type="float" office:value="160" calcext:value-type="float">
            <text:p>160</text:p>
          </table:table-cell>
          <table:table-cell table:formula="of:=[.E35]*ACOS(-1)/180" office:value-type="float" office:value="2.79252680319093" calcext:value-type="float">
            <text:p>2,792526803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Q34]+[.O35]" office:value-type="float" office:value="88" calcext:value-type="float">
            <text:p>88</text:p>
          </table:table-cell>
          <table:table-cell table:formula="of:=[.Q35]*ACOS(-1)/180" office:value-type="float" office:value="1.53588974175501" calcext:value-type="float">
            <text:p>1,5358897418</text:p>
          </table:table-cell>
          <table:table-cell/>
          <table:table-cell table:formula="of:=[.P34]+15" office:value-type="float" office:value="39" calcext:value-type="float">
            <text:p>39</text:p>
          </table:table-cell>
          <table:table-cell/>
          <table:table-cell table:style-name="ce6" table:formula="of:=28/2" office:value-type="currency" office:currency="BRL" office:value="14" calcext:value-type="currency">
            <text:p>R$ 14,00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35]+[.C36]" office:value-type="float" office:value="168" calcext:value-type="float">
            <text:p>168</text:p>
          </table:table-cell>
          <table:table-cell table:formula="of:=[.E36]*ACOS(-1)/180" office:value-type="float" office:value="2.93215314335047" calcext:value-type="float">
            <text:p>2,9321531434</text:p>
          </table:table-cell>
          <table:table-cell table:number-columns-repeated="4"/>
          <table:table-cell table:formula="of:=[.E16]+180" office:value-type="float" office:value="188" calcext:value-type="float">
            <text:p>1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Q35]+[.O36]" office:value-type="float" office:value="96" calcext:value-type="float">
            <text:p>96</text:p>
          </table:table-cell>
          <table:table-cell table:formula="of:=[.Q36]*ACOS(-1)/180" office:value-type="float" office:value="1.67551608191456" calcext:value-type="float">
            <text:p>1,6755160819</text:p>
          </table:table-cell>
          <table:table-cell/>
          <table:table-cell table:formula="of:=[.P35]+15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E36]+[.C37]" office:value-type="float" office:value="176" calcext:value-type="float">
            <text:p>176</text:p>
          </table:table-cell>
          <table:table-cell table:formula="of:=[.E37]*ACOS(-1)/180" office:value-type="float" office:value="3.07177948351002" calcext:value-type="float">
            <text:p>3,0717794835</text:p>
          </table:table-cell>
          <table:table-cell table:number-columns-repeated="4"/>
          <table:table-cell table:formula="of:=[.E17]+180" office:value-type="float" office:value="196" calcext:value-type="float">
            <text:p>19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[.Q36]+[.O37]" office:value-type="float" office:value="104" calcext:value-type="float">
            <text:p>104</text:p>
          </table:table-cell>
          <table:table-cell table:formula="of:=[.Q37]*ACOS(-1)/180" office:value-type="float" office:value="1.8151424220741" calcext:value-type="float">
            <text:p>1,8151424221</text:p>
          </table:table-cell>
          <table:table-cell/>
          <table:table-cell table:formula="of:=[.P36]+15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E37]+[.C38]" office:value-type="float" office:value="184" calcext:value-type="float">
            <text:p>184</text:p>
          </table:table-cell>
          <table:table-cell table:formula="of:=[.E38]*ACOS(-1)/180" office:value-type="float" office:value="3.21140582366957" calcext:value-type="float">
            <text:p>3,2114058237</text:p>
          </table:table-cell>
          <table:table-cell table:number-columns-repeated="4"/>
          <table:table-cell table:formula="of:=[.E18]+180" office:value-type="float" office:value="204" calcext:value-type="float">
            <text:p>2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Q37]+[.O38]" office:value-type="float" office:value="112" calcext:value-type="float">
            <text:p>112</text:p>
          </table:table-cell>
          <table:table-cell table:formula="of:=[.Q38]*ACOS(-1)/180" office:value-type="float" office:value="1.95476876223365" calcext:value-type="float">
            <text:p>1,9547687622</text:p>
          </table:table-cell>
          <table:table-cell/>
          <table:table-cell table:formula="of:=[.P37]+15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[.E38]+[.C39]" office:value-type="float" office:value="192" calcext:value-type="float">
            <text:p>192</text:p>
          </table:table-cell>
          <table:table-cell table:formula="of:=[.E39]*ACOS(-1)/180" office:value-type="float" office:value="3.35103216382911" calcext:value-type="float">
            <text:p>3,3510321638</text:p>
          </table:table-cell>
          <table:table-cell table:number-columns-repeated="4"/>
          <table:table-cell table:formula="of:=[.E19]+180" office:value-type="float" office:value="212" calcext:value-type="float">
            <text:p>212</text:p>
          </table:table-cell>
          <table:table-cell table:number-columns-repeated="8"/>
          <table:table-cell table:formula="of:=[.P38]+15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E39]+[.C40]" office:value-type="float" office:value="200" calcext:value-type="float">
            <text:p>200</text:p>
          </table:table-cell>
          <table:table-cell table:formula="of:=[.E40]*ACOS(-1)/180" office:value-type="float" office:value="3.49065850398866" calcext:value-type="float">
            <text:p>3,490658504</text:p>
          </table:table-cell>
          <table:table-cell table:number-columns-repeated="4"/>
          <table:table-cell table:formula="of:=[.E20]+180" office:value-type="float" office:value="220" calcext:value-type="float">
            <text:p>22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E40]+[.C41]" office:value-type="float" office:value="208" calcext:value-type="float">
            <text:p>208</text:p>
          </table:table-cell>
          <table:table-cell table:formula="of:=[.E41]*ACOS(-1)/180" office:value-type="float" office:value="3.63028484414821" calcext:value-type="float">
            <text:p>3,6302848441</text:p>
          </table:table-cell>
          <table:table-cell table:number-columns-repeated="4"/>
          <table:table-cell table:formula="of:=[.E21]+180" office:value-type="float" office:value="228" calcext:value-type="float">
            <text:p>22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E41]+[.C42]" office:value-type="float" office:value="216" calcext:value-type="float">
            <text:p>216</text:p>
          </table:table-cell>
          <table:table-cell table:formula="of:=[.E42]*ACOS(-1)/180" office:value-type="float" office:value="3.76991118430775" calcext:value-type="float">
            <text:p>3,7699111843</text:p>
          </table:table-cell>
          <table:table-cell table:number-columns-repeated="4"/>
          <table:table-cell table:formula="of:=[.E22]+180" office:value-type="float" office:value="236" calcext:value-type="float">
            <text:p>23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E42]+[.C43]" office:value-type="float" office:value="224" calcext:value-type="float">
            <text:p>224</text:p>
          </table:table-cell>
          <table:table-cell table:formula="of:=[.E43]*ACOS(-1)/180" office:value-type="float" office:value="3.9095375244673" calcext:value-type="float">
            <text:p>3,9095375245</text:p>
          </table:table-cell>
          <table:table-cell table:number-columns-repeated="11"/>
          <table:table-cell table:style-name="ce5" office:value-type="string" calcext:value-type="string">
            <text:p>(common * (n - index_of_element_zero))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[.E43]+[.C44]" office:value-type="float" office:value="232" calcext:value-type="float">
            <text:p>232</text:p>
          </table:table-cell>
          <table:table-cell table:formula="of:=[.E44]*ACOS(-1)/180" office:value-type="float" office:value="4.04916386462685" calcext:value-type="float">
            <text:p>4,049163864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E44]+[.C45]" office:value-type="float" office:value="240" calcext:value-type="float">
            <text:p>240</text:p>
          </table:table-cell>
          <table:table-cell table:formula="of:=[.E45]*ACOS(-1)/180" office:value-type="float" office:value="4.18879020478639" calcext:value-type="float">
            <text:p>4,1887902048</text:p>
          </table:table-cell>
          <table:table-cell table:number-columns-repeated="10"/>
          <table:table-cell table:formula="of:=DEGREES([.R45])" office:value-type="float" office:value="8" calcext:value-type="float">
            <text:p>8</text:p>
          </table:table-cell>
          <table:table-cell table:formula="of:=8*PI()/180" office:value-type="float" office:value="0.139626340159546" calcext:value-type="float">
            <text:p>0,13962634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E45]+[.C46]" office:value-type="float" office:value="248" calcext:value-type="float">
            <text:p>248</text:p>
          </table:table-cell>
          <table:table-cell table:formula="of:=[.E46]*ACOS(-1)/180" office:value-type="float" office:value="4.32841654494594" calcext:value-type="float">
            <text:p>4,3284165449</text:p>
          </table:table-cell>
          <table:table-cell table:number-columns-repeated="10"/>
          <table:table-cell table:formula="of:=DEGREES([.R46])" office:value-type="float" office:value="184" calcext:value-type="float">
            <text:p>184</text:p>
          </table:table-cell>
          <table:table-cell table:formula="of:=(37-14)*[.R45]" office:value-type="float" office:value="3.21140582366957" calcext:value-type="float">
            <text:p>3,21140582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E46]+[.C47]" office:value-type="float" office:value="256" calcext:value-type="float">
            <text:p>256</text:p>
          </table:table-cell>
          <table:table-cell table:formula="of:=[.E47]*ACOS(-1)/180" office:value-type="float" office:value="4.46804288510548" calcext:value-type="float">
            <text:p>4,4680428851</text:p>
          </table:table-cell>
          <table:table-cell table:number-columns-repeated="10"/>
          <table:table-cell table:formula="of:=DEGREES([.R47])" office:value-type="float" office:value="192" calcext:value-type="float">
            <text:p>192</text:p>
          </table:table-cell>
          <table:table-cell table:formula="of:=(38-14)*[.R45]" office:value-type="float" office:value="3.35103216382911" calcext:value-type="float">
            <text:p>3,35103216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E47]+[.C48]" office:value-type="float" office:value="264" calcext:value-type="float">
            <text:p>264</text:p>
          </table:table-cell>
          <table:table-cell table:formula="of:=[.E48]*ACOS(-1)/180" office:value-type="float" office:value="4.60766922526503" calcext:value-type="float">
            <text:p>4,6076692253</text:p>
          </table:table-cell>
          <table:table-cell table:number-columns-repeated="10"/>
          <table:table-cell table:formula="of:=DEGREES([.R48])" office:value-type="float" office:value="200" calcext:value-type="float">
            <text:p>200</text:p>
          </table:table-cell>
          <table:table-cell table:formula="of:=(39-14)*[.R45]" office:value-type="float" office:value="3.49065850398866" calcext:value-type="float">
            <text:p>3,4906585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[.E48]+[.C49]" office:value-type="float" office:value="272" calcext:value-type="float">
            <text:p>272</text:p>
          </table:table-cell>
          <table:table-cell table:formula="of:=[.E49]*ACOS(-1)/180" office:value-type="float" office:value="4.74729556542458" calcext:value-type="float">
            <text:p>4,7472955654</text:p>
          </table:table-cell>
          <table:table-cell table:number-columns-repeated="10"/>
          <table:table-cell table:formula="of:=DEGREES([.R49])" office:value-type="float" office:value="208" calcext:value-type="float">
            <text:p>208</text:p>
          </table:table-cell>
          <table:table-cell table:formula="of:=(40-14)*[.R45]" office:value-type="float" office:value="3.63028484414821" calcext:value-type="float">
            <text:p>3,63028484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[.E49]+[.C50]" office:value-type="float" office:value="280" calcext:value-type="float">
            <text:p>280</text:p>
          </table:table-cell>
          <table:table-cell table:formula="of:=[.E50]*ACOS(-1)/180" office:value-type="float" office:value="4.88692190558412" calcext:value-type="float">
            <text:p>4,8869219056</text:p>
          </table:table-cell>
          <table:table-cell table:number-columns-repeated="10"/>
          <table:table-cell table:formula="of:=DEGREES([.R50])" office:value-type="float" office:value="216" calcext:value-type="float">
            <text:p>216</text:p>
          </table:table-cell>
          <table:table-cell table:formula="of:=(41-14)*[.R45]" office:value-type="float" office:value="3.76991118430775" calcext:value-type="float">
            <text:p>3,76991118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E50]+[.C51]" office:value-type="float" office:value="288" calcext:value-type="float">
            <text:p>288</text:p>
          </table:table-cell>
          <table:table-cell table:formula="of:=[.E51]*ACOS(-1)/180" office:value-type="float" office:value="5.02654824574367" calcext:value-type="float">
            <text:p>5,0265482457</text:p>
          </table:table-cell>
          <table:table-cell table:number-columns-repeated="10"/>
          <table:table-cell table:formula="of:=DEGREES([.R51])" office:value-type="float" office:value="224" calcext:value-type="float">
            <text:p>224</text:p>
          </table:table-cell>
          <table:table-cell table:formula="of:=(42-14)*[.R45]" office:value-type="float" office:value="3.9095375244673" calcext:value-type="float">
            <text:p>3,9095375245</text:p>
          </table:table-cell>
          <table:table-cell/>
          <table:table-cell table:formula="of:=43*8"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formula="of:=[.E51]+[.C52]" office:value-type="float" office:value="296" calcext:value-type="float">
            <text:p>296</text:p>
          </table:table-cell>
          <table:table-cell table:formula="of:=[.E52]*ACOS(-1)/180" office:value-type="float" office:value="5.16617458590322" calcext:value-type="float">
            <text:p>5,1661745859</text:p>
          </table:table-cell>
          <table:table-cell table:number-columns-repeated="10"/>
          <table:table-cell table:formula="of:=DEGREES([.R52])" office:value-type="float" office:value="232" calcext:value-type="float">
            <text:p>232</text:p>
          </table:table-cell>
          <table:table-cell table:formula="of:=(43-14)*[.R45]" office:value-type="float" office:value="4.04916386462685" calcext:value-type="float">
            <text:p>4,04916386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E52]+[.C53]" office:value-type="float" office:value="304" calcext:value-type="float">
            <text:p>304</text:p>
          </table:table-cell>
          <table:table-cell table:formula="of:=[.E53]*ACOS(-1)/180" office:value-type="float" office:value="5.30580092606276" calcext:value-type="float">
            <text:p>5,305800926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[.E53]+[.C54]" office:value-type="float" office:value="312" calcext:value-type="float">
            <text:p>312</text:p>
          </table:table-cell>
          <table:table-cell table:formula="of:=[.E54]*ACOS(-1)/180" office:value-type="float" office:value="5.44542726622231" calcext:value-type="float">
            <text:p>5,445427266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E54]+[.C55]" office:value-type="float" office:value="320" calcext:value-type="float">
            <text:p>320</text:p>
          </table:table-cell>
          <table:table-cell table:formula="of:=[.E55]*ACOS(-1)/180" office:value-type="float" office:value="5.58505360638185" calcext:value-type="float">
            <text:p>5,585053606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[.E55]+[.C56]" office:value-type="float" office:value="328" calcext:value-type="float">
            <text:p>328</text:p>
          </table:table-cell>
          <table:table-cell table:formula="of:=[.E56]*ACOS(-1)/180" office:value-type="float" office:value="5.7246799465414" calcext:value-type="float">
            <text:p>5,724679946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formula="of:=[.E56]+[.C57]" office:value-type="float" office:value="336" calcext:value-type="float">
            <text:p>336</text:p>
          </table:table-cell>
          <table:table-cell table:formula="of:=[.E57]*ACOS(-1)/180" office:value-type="float" office:value="5.86430628670095" calcext:value-type="float">
            <text:p>5,864306286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E57]+[.C58]" office:value-type="float" office:value="344" calcext:value-type="float">
            <text:p>344</text:p>
          </table:table-cell>
          <table:table-cell table:formula="of:=[.E58]*ACOS(-1)/180" office:value-type="float" office:value="6.00393262686049" calcext:value-type="float">
            <text:p>6,003932626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[.E58]+[.C59]" office:value-type="float" office:value="352" calcext:value-type="float">
            <text:p>352</text:p>
          </table:table-cell>
          <table:table-cell table:formula="of:=[.E59]*ACOS(-1)/180" office:value-type="float" office:value="6.14355896702004" calcext:value-type="float">
            <text:p>6,1435589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[.E59]+[.C60]" office:value-type="float" office:value="360" calcext:value-type="float">
            <text:p>360</text:p>
          </table:table-cell>
          <table:table-cell table:formula="of:=[.E60]*ACOS(-1)/180" office:value-type="float" office:value="6.28318530717959" calcext:value-type="float">
            <text:p>6,2831853072</text:p>
          </table:table-cell>
          <table:table-cell table:number-columns-repeated="16"/>
        </table:table-row>
      </table:table>
      <table:table table:name="Theta" table:style-name="ta1">
        <table:shapes>
          <draw:frame draw:z-index="0" draw:style-name="gr1" draw:text-style-name="P1" svg:width="159.99mm" svg:height="89.99mm" svg:x="143.32mm" svg:y="33.53mm">
            <loext:p draw:notify-on-update-of-ranges="Theta.C7:Theta.C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mmon Theta</text:p>
          </table:table-cell>
          <table:table-cell/>
        </table:table-row>
        <table:table-row table:style-name="ro4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ximo theta para um lado em graus</text:p>
          </table:table-cell>
          <table:table-cell/>
        </table:table-row>
        <table:table-row table:style-name="ro3">
          <table:table-cell table:number-columns-repeated="2"/>
          <table:table-cell table:formula="of:=2*[.C3]" office:value-type="float" office:value="30" calcext:value-type="float">
            <text:p>30</text:p>
          </table:table-cell>
          <table:table-cell/>
          <table:table-cell office:value-type="string" calcext:value-type="string">
            <text:p>Para os dois lados</text:p>
          </table:table-cell>
          <table:table-cell/>
        </table:table-row>
        <table:table-row table:style-name="ro4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umero de instancias da variavel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formula="of:=360-SUM([.C8:.C33])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radians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+[.C8]" office:value-type="float" office:value="56" calcext:value-type="float">
            <text:p>56</text:p>
          </table:table-cell>
          <table:table-cell table:formula="of:=[.E8]*ACOS(-1)/180" office:value-type="float" office:value="0.977384381116825" calcext:value-type="float">
            <text:p>0,9773843811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0]+[.C9]" office:value-type="float" office:value="48" calcext:value-type="float">
            <text:p>48</text:p>
          </table:table-cell>
          <table:table-cell table:formula="of:=[.E9]*ACOS(-1)/180" office:value-type="float" office:value="0.837758040957278" calcext:value-type="float">
            <text:p>0,837758041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1]+[.C10]" office:value-type="float" office:value="40" calcext:value-type="float">
            <text:p>40</text:p>
          </table:table-cell>
          <table:table-cell table:formula="of:=[.E10]*ACOS(-1)/180" office:value-type="float" office:value="0.698131700797732" calcext:value-type="float">
            <text:p>0,6981317008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2]+[.C11]" office:value-type="float" office:value="32" calcext:value-type="float">
            <text:p>32</text:p>
          </table:table-cell>
          <table:table-cell table:formula="of:=[.E11]*ACOS(-1)/180" office:value-type="float" office:value="0.558505360638185" calcext:value-type="float">
            <text:p>0,5585053606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13]+[.C12]" office:value-type="float" office:value="24" calcext:value-type="float">
            <text:p>24</text:p>
          </table:table-cell>
          <table:table-cell table:formula="of:=[.E12]*ACOS(-1)/180" office:value-type="float" office:value="0.418879020478639" calcext:value-type="float">
            <text:p>0,4188790205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14]+[.C13]" office:value-type="float" office:value="16" calcext:value-type="float">
            <text:p>16</text:p>
          </table:table-cell>
          <table:table-cell table:formula="of:=[.E13]*ACOS(-1)/180" office:value-type="float" office:value="0.279252680319093" calcext:value-type="float">
            <text:p>0,2792526803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15]+[.C14]" office:value-type="float" office:value="8" calcext:value-type="float">
            <text:p>8</text:p>
          </table:table-cell>
          <table:table-cell table:formula="of:=[.E14]*ACOS(-1)/180" office:value-type="float" office:value="0.139626340159546" calcext:value-type="float">
            <text:p>0,139626340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E15]+[.C16]" office:value-type="float" office:value="8" calcext:value-type="float">
            <text:p>8</text:p>
          </table:table-cell>
          <table:table-cell table:formula="of:=[.E16]*ACOS(-1)/180" office:value-type="float" office:value="0.139626340159546" calcext:value-type="float">
            <text:p>0,1396263402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E16]+[.C17]" office:value-type="float" office:value="16" calcext:value-type="float">
            <text:p>16</text:p>
          </table:table-cell>
          <table:table-cell table:formula="of:=[.E17]*ACOS(-1)/180" office:value-type="float" office:value="0.279252680319093" calcext:value-type="float">
            <text:p>0,2792526803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E17]+[.C18]" office:value-type="float" office:value="24" calcext:value-type="float">
            <text:p>24</text:p>
          </table:table-cell>
          <table:table-cell table:formula="of:=[.E18]*ACOS(-1)/180" office:value-type="float" office:value="0.418879020478639" calcext:value-type="float">
            <text:p>0,4188790205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E18]+[.C19]" office:value-type="float" office:value="32" calcext:value-type="float">
            <text:p>32</text:p>
          </table:table-cell>
          <table:table-cell table:formula="of:=[.E19]*ACOS(-1)/180" office:value-type="float" office:value="0.558505360638185" calcext:value-type="float">
            <text:p>0,5585053606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E19]+[.C20]" office:value-type="float" office:value="40" calcext:value-type="float">
            <text:p>40</text:p>
          </table:table-cell>
          <table:table-cell table:formula="of:=[.E20]*ACOS(-1)/180" office:value-type="float" office:value="0.698131700797732" calcext:value-type="float">
            <text:p>0,6981317008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E20]+[.C21]" office:value-type="float" office:value="48" calcext:value-type="float">
            <text:p>48</text:p>
          </table:table-cell>
          <table:table-cell table:formula="of:=[.E21]*ACOS(-1)/180" office:value-type="float" office:value="0.837758040957278" calcext:value-type="float">
            <text:p>0,837758041</text:p>
          </table:table-cell>
        </table:table-row>
        <table:table-row table:style-name="ro1">
          <table:table-cell table:number-columns-repeated="2"/>
          <table:table-cell table:formula="of:=[.$C$2]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E21]+[.C22]" office:value-type="float" office:value="56" calcext:value-type="float">
            <text:p>56</text:p>
          </table:table-cell>
          <table:table-cell table:formula="of:=[.E22]*ACOS(-1)/180" office:value-type="float" office:value="0.977384381116825" calcext:value-type="float">
            <text:p>0,9773843811</text:p>
          </table:table-cell>
        </table:table-row>
      </table:table>
      <table:table table:name="D_Yaw" table:style-name="ta1">
        <table:shapes>
          <draw:frame draw:z-index="0" draw:style-name="gr1" draw:text-style-name="P1" svg:width="259.32mm" svg:height="147.81mm" svg:x="117.66mm" svg:y="25.31mm">
            <loext:p draw:notify-on-update-of-ranges="D_Yaw.B7:D_Yaw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scale factor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mon ratio</text:p>
          </table:table-cell>
          <table:table-cell/>
          <table:table-cell table:formula="of:=[.C8]" office:value-type="float" office:value="52.748517" calcext:value-type="float">
            <text:p>52,748517</text:p>
          </table:table-cell>
          <table:table-cell table:number-columns-repeated="2"/>
        </table:table-row>
        <table:table-row table:style-name="ro2">
          <table:table-cell office:value-type="float" office:value="1.3" calcext:value-type="float">
            <text:p>1,3</text:p>
          </table:table-cell>
          <table:table-cell/>
          <table:table-cell table:formula="of:=2*[.C3]" office:value-type="float" office:value="105.497034" calcext:value-type="float">
            <text:p>105,4970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ro index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/>
          <table:table-cell table:formula="of:=360-SUM([.B8:.B22])" office:value-type="float" office:value="254.502966" calcext:value-type="float">
            <text:p>254,502966</text:p>
          </table:table-cell>
          <table:table-cell table:number-columns-repeated="2"/>
          <table:table-cell office:value-type="string" calcext:value-type="string">
            <text:p>radians</text:p>
          </table:table-cell>
        </table:table-row>
        <table:table-row table:style-name="ro2">
          <table:table-cell/>
          <table:table-cell table:formula="of:=[.C8]-[.C9]" office:value-type="float" office:value="14.480427" calcext:value-type="float">
            <text:p>14,480427</text:p>
          </table:table-cell>
          <table:table-cell table:formula="of:=[.$A$2]*POWER([.$A$4]; ABS([.D8] - [.$A$6]))- [.$A$2]" office:value-type="float" office:value="52.748517" calcext:value-type="float">
            <text:p>52,748517</text:p>
          </table:table-cell>
          <table:table-cell office:value-type="float" office:value="0" calcext:value-type="float">
            <text:p>0</text:p>
          </table:table-cell>
          <table:table-cell table:formula="of:=[.C8]*ACOS(-1)/180" office:value-type="float" office:value="0.920635297194202" calcext:value-type="float">
            <text:p>0,9206352972</text:p>
          </table:table-cell>
        </table:table-row>
        <table:table-row table:style-name="ro2">
          <table:table-cell/>
          <table:table-cell table:formula="of:=[.C9]-[.C10]" office:value-type="float" office:value="11.13879" calcext:value-type="float">
            <text:p>11,13879</text:p>
          </table:table-cell>
          <table:table-cell table:formula="of:=[.$A$2]*POWER([.$A$4]; ABS([.D9] - [.$A$6]))- [.$A$2]" office:value-type="float" office:value="38.26809" calcext:value-type="float">
            <text:p>38,26809</text:p>
          </table:table-cell>
          <table:table-cell office:value-type="float" office:value="1" calcext:value-type="float">
            <text:p>1</text:p>
          </table:table-cell>
          <table:table-cell table:formula="of:=[.C9]*ACOS(-1)/180" office:value-type="float" office:value="0.667904168949517" calcext:value-type="float">
            <text:p>0,6679041689</text:p>
          </table:table-cell>
        </table:table-row>
        <table:table-row table:style-name="ro2">
          <table:table-cell/>
          <table:table-cell table:formula="of:=[.C10]-[.C11]" office:value-type="float" office:value="8.5683" calcext:value-type="float">
            <text:p>8,5683</text:p>
          </table:table-cell>
          <table:table-cell table:formula="of:=[.$A$2]*POWER([.$A$4]; ABS([.D10] - [.$A$6]))- [.$A$2]" office:value-type="float" office:value="27.1293" calcext:value-type="float">
            <text:p>27,1293</text:p>
          </table:table-cell>
          <table:table-cell office:value-type="float" office:value="2" calcext:value-type="float">
            <text:p>2</text:p>
          </table:table-cell>
          <table:table-cell table:formula="of:=[.C10]*ACOS(-1)/180" office:value-type="float" office:value="0.473495608761298" calcext:value-type="float">
            <text:p>0,4734956088</text:p>
          </table:table-cell>
        </table:table-row>
        <table:table-row table:style-name="ro2">
          <table:table-cell/>
          <table:table-cell table:formula="of:=[.C11]-[.C12]" office:value-type="float" office:value="6.59100000000001" calcext:value-type="float">
            <text:p>6,591</text:p>
          </table:table-cell>
          <table:table-cell table:formula="of:=[.$A$2]*POWER([.$A$4]; ABS([.D11] - [.$A$6]))- [.$A$2]" office:value-type="float" office:value="18.561" calcext:value-type="float">
            <text:p>18,561</text:p>
          </table:table-cell>
          <table:table-cell office:value-type="float" office:value="3" calcext:value-type="float">
            <text:p>3</text:p>
          </table:table-cell>
          <table:table-cell table:formula="of:=[.C11]*ACOS(-1)/180" office:value-type="float" office:value="0.323950562462668" calcext:value-type="float">
            <text:p>0,3239505625</text:p>
          </table:table-cell>
        </table:table-row>
        <table:table-row table:style-name="ro2">
          <table:table-cell/>
          <table:table-cell table:formula="of:=[.C12]-[.C13]" office:value-type="float" office:value="5.07" calcext:value-type="float">
            <text:p>5,07</text:p>
          </table:table-cell>
          <table:table-cell table:formula="of:=[.$A$2]*POWER([.$A$4]; ABS([.D12] - [.$A$6]))- [.$A$2]" office:value-type="float" office:value="11.97" calcext:value-type="float">
            <text:p>11,97</text:p>
          </table:table-cell>
          <table:table-cell office:value-type="float" office:value="4" calcext:value-type="float">
            <text:p>4</text:p>
          </table:table-cell>
          <table:table-cell table:formula="of:=[.C12]*ACOS(-1)/180" office:value-type="float" office:value="0.208915911463721" calcext:value-type="float">
            <text:p>0,2089159115</text:p>
          </table:table-cell>
        </table:table-row>
        <table:table-row table:style-name="ro2">
          <table:table-cell/>
          <table:table-cell table:formula="of:=[.C13]-[.C14]" office:value-type="float" office:value="3.9" calcext:value-type="float">
            <text:p>3,9</text:p>
          </table:table-cell>
          <table:table-cell table:formula="of:=[.$A$2]*POWER([.$A$4]; ABS([.D13] - [.$A$6]))- [.$A$2]" office:value-type="float" office:value="6.9" calcext:value-type="float">
            <text:p>6,9</text:p>
          </table:table-cell>
          <table:table-cell office:value-type="float" office:value="5" calcext:value-type="float">
            <text:p>5</text:p>
          </table:table-cell>
          <table:table-cell table:formula="of:=[.C13]*ACOS(-1)/180" office:value-type="float" office:value="0.120427718387609" calcext:value-type="float">
            <text:p>0,1204277184</text:p>
          </table:table-cell>
        </table:table-row>
        <table:table-row table:style-name="ro2">
          <table:table-cell/>
          <table:table-cell table:formula="of:=[.C14]-[.C15]" office:value-type="float" office:value="3" calcext:value-type="float">
            <text:p>3</text:p>
          </table:table-cell>
          <table:table-cell table:formula="of:=[.$A$2]*POWER([.$A$4]; ABS([.D14] - [.$A$6]))- [.$A$2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14]*ACOS(-1)/180" office:value-type="float" office:value="0.0523598775598299" calcext:value-type="float">
            <text:p>0,0523598776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$A$2]*POWER([.$A$4]; [.D15] - [.$A$6])- [.$A$2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15]*ACOS(-1)/180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C16]-[.C15]" office:value-type="float" office:value="3" calcext:value-type="float">
            <text:p>3</text:p>
          </table:table-cell>
          <table:table-cell table:formula="of:=[.$A$2]*POWER([.$A$4]; [.D16] - [.$A$6])- [.$A$2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16]*ACOS(-1)/180" office:value-type="float" office:value="0.0523598775598299" calcext:value-type="float">
            <text:p>0,0523598776</text:p>
          </table:table-cell>
        </table:table-row>
        <table:table-row table:style-name="ro2">
          <table:table-cell/>
          <table:table-cell table:formula="of:=[.C17]-[.C16]" office:value-type="float" office:value="3.9" calcext:value-type="float">
            <text:p>3,9</text:p>
          </table:table-cell>
          <table:table-cell table:formula="of:=[.$A$2]*POWER([.$A$4]; [.D17] - [.$A$6])- [.$A$2]" office:value-type="float" office:value="6.9" calcext:value-type="float">
            <text:p>6,9</text:p>
          </table:table-cell>
          <table:table-cell office:value-type="float" office:value="9" calcext:value-type="float">
            <text:p>9</text:p>
          </table:table-cell>
          <table:table-cell table:formula="of:=[.C17]*ACOS(-1)/180" office:value-type="float" office:value="0.120427718387609" calcext:value-type="float">
            <text:p>0,1204277184</text:p>
          </table:table-cell>
        </table:table-row>
        <table:table-row table:style-name="ro2">
          <table:table-cell/>
          <table:table-cell table:formula="of:=[.C18]-[.C17]" office:value-type="float" office:value="5.07" calcext:value-type="float">
            <text:p>5,07</text:p>
          </table:table-cell>
          <table:table-cell table:formula="of:=[.$A$2]*POWER([.$A$4]; [.D18] - [.$A$6])- [.$A$2]" office:value-type="float" office:value="11.97" calcext:value-type="float">
            <text:p>11,97</text:p>
          </table:table-cell>
          <table:table-cell office:value-type="float" office:value="10" calcext:value-type="float">
            <text:p>10</text:p>
          </table:table-cell>
          <table:table-cell table:formula="of:=[.C18]*ACOS(-1)/180" office:value-type="float" office:value="0.208915911463721" calcext:value-type="float">
            <text:p>0,2089159115</text:p>
          </table:table-cell>
        </table:table-row>
        <table:table-row table:style-name="ro2">
          <table:table-cell/>
          <table:table-cell table:formula="of:=[.C19]-[.C18]" office:value-type="float" office:value="6.59100000000001" calcext:value-type="float">
            <text:p>6,591</text:p>
          </table:table-cell>
          <table:table-cell table:formula="of:=[.$A$2]*POWER([.$A$4]; [.D19] - [.$A$6])- [.$A$2]" office:value-type="float" office:value="18.561" calcext:value-type="float">
            <text:p>18,561</text:p>
          </table:table-cell>
          <table:table-cell office:value-type="float" office:value="11" calcext:value-type="float">
            <text:p>11</text:p>
          </table:table-cell>
          <table:table-cell table:formula="of:=[.C19]*ACOS(-1)/180" office:value-type="float" office:value="0.323950562462668" calcext:value-type="float">
            <text:p>0,3239505625</text:p>
          </table:table-cell>
        </table:table-row>
        <table:table-row table:style-name="ro2">
          <table:table-cell/>
          <table:table-cell table:formula="of:=[.C20]-[.C19]" office:value-type="float" office:value="8.5683" calcext:value-type="float">
            <text:p>8,5683</text:p>
          </table:table-cell>
          <table:table-cell table:formula="of:=[.$A$2]*POWER([.$A$4]; [.D20] - [.$A$6])- [.$A$2]" office:value-type="float" office:value="27.1293" calcext:value-type="float">
            <text:p>27,1293</text:p>
          </table:table-cell>
          <table:table-cell office:value-type="float" office:value="12" calcext:value-type="float">
            <text:p>12</text:p>
          </table:table-cell>
          <table:table-cell table:formula="of:=[.C20]*ACOS(-1)/180" office:value-type="float" office:value="0.473495608761298" calcext:value-type="float">
            <text:p>0,4734956088</text:p>
          </table:table-cell>
        </table:table-row>
        <table:table-row table:style-name="ro2">
          <table:table-cell/>
          <table:table-cell table:formula="of:=[.C21]-[.C20]" office:value-type="float" office:value="11.13879" calcext:value-type="float">
            <text:p>11,13879</text:p>
          </table:table-cell>
          <table:table-cell table:formula="of:=[.$A$2]*POWER([.$A$4]; [.D21] - [.$A$6])- [.$A$2]" office:value-type="float" office:value="38.26809" calcext:value-type="float">
            <text:p>38,26809</text:p>
          </table:table-cell>
          <table:table-cell office:value-type="float" office:value="13" calcext:value-type="float">
            <text:p>13</text:p>
          </table:table-cell>
          <table:table-cell table:formula="of:=[.C21]*ACOS(-1)/180" office:value-type="float" office:value="0.667904168949517" calcext:value-type="float">
            <text:p>0,6679041689</text:p>
          </table:table-cell>
        </table:table-row>
        <table:table-row table:style-name="ro2">
          <table:table-cell/>
          <table:table-cell table:formula="of:=[.C22]-[.C21]" office:value-type="float" office:value="14.480427" calcext:value-type="float">
            <text:p>14,480427</text:p>
          </table:table-cell>
          <table:table-cell table:formula="of:=[.$A$2]*POWER([.$A$4]; [.D22] - [.$A$6])- [.$A$2]" office:value-type="float" office:value="52.748517" calcext:value-type="float">
            <text:p>52,748517</text:p>
          </table:table-cell>
          <table:table-cell office:value-type="float" office:value="14" calcext:value-type="float">
            <text:p>14</text:p>
          </table:table-cell>
          <table:table-cell table:formula="of:=[.C22]*ACOS(-1)/180" office:value-type="float" office:value="0.920635297194202" calcext:value-type="float">
            <text:p>0,9206352972</text:p>
          </table:table-cell>
        </table:table-row>
      </table:table>
      <table:table table:name="D_Phi" table:style-name="ta1">
        <table:shapes>
          <draw:frame draw:z-index="0" draw:style-name="gr1" draw:text-style-name="P1" svg:width="159.99mm" svg:height="89.99mm" svg:x="118.68mm" svg:y="27.79mm">
            <loext:p draw:notify-on-update-of-ranges="D_Phi.B7:D_Phi.B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276.04mm" svg:y="31.26mm">
            <loext:p draw:notify-on-update-of-ranges="D_Phi.D8:D_Phi.D14 D_Phi.C15:D_Phi.C2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scale factor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on ratio</text:p>
          </table:table-cell>
          <table:table-cell/>
          <table:table-cell table:formula="of:=[.C8]" office:value-type="float" office:value="27.6874407572767" calcext:value-type="float">
            <text:p>27,6874407573</text:p>
          </table:table-cell>
          <table:table-cell/>
          <table:table-cell office:value-type="string" calcext:value-type="string">
            <text:p>Maximo phi para um lado em graus</text:p>
          </table:table-cell>
        </table:table-row>
        <table:table-row table:style-name="ro3">
          <table:table-cell office:value-type="float" office:value="1.394" calcext:value-type="float">
            <text:p>1,394</text:p>
          </table:table-cell>
          <table:table-cell/>
          <table:table-cell table:formula="of:=2*[.C3]" office:value-type="float" office:value="55.3748815145535" calcext:value-type="float">
            <text:p>55,3748815146</text:p>
          </table:table-cell>
          <table:table-cell/>
          <table:table-cell office:value-type="string" calcext:value-type="string">
            <text:p>Para os dois lados</text:p>
          </table:table-cell>
        </table:table-row>
        <table:table-row table:style-name="ro3">
          <table:table-cell office:value-type="string" calcext:value-type="string">
            <text:p>zero index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umero de instancias da variave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/>
          <table:table-cell table:formula="of:=360-SUM([.B8:.B22])" office:value-type="float" office:value="304.625118485447" calcext:value-type="float">
            <text:p>304,6251184854</text:p>
          </table:table-cell>
          <table:table-cell table:number-columns-repeated="3"/>
        </table:table-row>
        <table:table-row table:style-name="ro2">
          <table:table-cell/>
          <table:table-cell table:formula="of:=[.C8]-[.C9]" office:value-type="float" office:value="8.67349473340533" calcext:value-type="float">
            <text:p>8,6734947334</text:p>
          </table:table-cell>
          <table:table-cell table:formula="of:=[.$A$2]*POWER([.$A$4]; ABS([.D8] - [.$A$6]))- [.$A$2]" office:value-type="float" office:value="27.6874407572767" calcext:value-type="float">
            <text:p>27,68744075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[.C9]-[.C10]" office:value-type="float" office:value="6.22201917747872" calcext:value-type="float">
            <text:p>6,2220191775</text:p>
          </table:table-cell>
          <table:table-cell table:formula="of:=[.$A$2]*POWER([.$A$4]; ABS([.D9] - [.$A$6]))- [.$A$2]" office:value-type="float" office:value="19.0139460238714" calcext:value-type="float">
            <text:p>19,0139460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C10]-[.C11]" office:value-type="float" office:value="4.46342839130468" calcext:value-type="float">
            <text:p>4,4634283913</text:p>
          </table:table-cell>
          <table:table-cell table:formula="of:=[.$A$2]*POWER([.$A$4]; ABS([.D10] - [.$A$6]))- [.$A$2]" office:value-type="float" office:value="12.7919268463927" calcext:value-type="float">
            <text:p>12,79192684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formula="of:=[.C11]-[.C12]" office:value-type="float" office:value="3.201885503088" calcext:value-type="float">
            <text:p>3,2018855031</text:p>
          </table:table-cell>
          <table:table-cell table:formula="of:=[.$A$2]*POWER([.$A$4]; ABS([.D11] - [.$A$6]))- [.$A$2]" office:value-type="float" office:value="8.328498455088" calcext:value-type="float">
            <text:p>8,32849845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formula="of:=[.C12]-[.C13]" office:value-type="float" office:value="2.296904952" calcext:value-type="float">
            <text:p>2,296904952</text:p>
          </table:table-cell>
          <table:table-cell table:formula="of:=[.$A$2]*POWER([.$A$4]; ABS([.D12] - [.$A$6]))- [.$A$2]" office:value-type="float" office:value="5.126612952" calcext:value-type="float">
            <text:p>5,1266129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formula="of:=[.C13]-[.C14]" office:value-type="float" office:value="1.647708" calcext:value-type="float">
            <text:p>1,647708</text:p>
          </table:table-cell>
          <table:table-cell table:formula="of:=[.$A$2]*POWER([.$A$4]; ABS([.D13] - [.$A$6]))- [.$A$2]" office:value-type="float" office:value="2.829708" calcext:value-type="float">
            <text:p>2,82970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formula="of:=[.C14]-[.C15]" office:value-type="float" office:value="1.182" calcext:value-type="float">
            <text:p>1,182</text:p>
          </table:table-cell>
          <table:table-cell table:formula="of:=[.$A$2]*POWER([.$A$4]; ABS([.D14] - [.$A$6]))- [.$A$2]" office:value-type="float" office:value="1.182" calcext:value-type="float">
            <text:p>1,1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$A$2]*POWER([.$A$4]; [.D15] - [.$A$6])- [.$A$2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formula="of:=[.C16]-[.C15]" office:value-type="float" office:value="1.182" calcext:value-type="float">
            <text:p>1,182</text:p>
          </table:table-cell>
          <table:table-cell table:formula="of:=[.$A$2]*POWER([.$A$4]; [.D16] - [.$A$6])- [.$A$2]" office:value-type="float" office:value="1.182" calcext:value-type="float">
            <text:p>1,18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formula="of:=[.C17]-[.C16]" office:value-type="float" office:value="1.647708" calcext:value-type="float">
            <text:p>1,647708</text:p>
          </table:table-cell>
          <table:table-cell table:formula="of:=[.$A$2]*POWER([.$A$4]; [.D17] - [.$A$6])- [.$A$2]" office:value-type="float" office:value="2.829708" calcext:value-type="float">
            <text:p>2,82970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formula="of:=[.C18]-[.C17]" office:value-type="float" office:value="2.296904952" calcext:value-type="float">
            <text:p>2,296904952</text:p>
          </table:table-cell>
          <table:table-cell table:formula="of:=[.$A$2]*POWER([.$A$4]; [.D18] - [.$A$6])- [.$A$2]" office:value-type="float" office:value="5.126612952" calcext:value-type="float">
            <text:p>5,1266129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formula="of:=[.C19]-[.C18]" office:value-type="float" office:value="3.201885503088" calcext:value-type="float">
            <text:p>3,2018855031</text:p>
          </table:table-cell>
          <table:table-cell table:formula="of:=[.$A$2]*POWER([.$A$4]; [.D19] - [.$A$6])- [.$A$2]" office:value-type="float" office:value="8.328498455088" calcext:value-type="float">
            <text:p>8,32849845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table:formula="of:=[.C20]-[.C19]" office:value-type="float" office:value="4.46342839130468" calcext:value-type="float">
            <text:p>4,4634283913</text:p>
          </table:table-cell>
          <table:table-cell table:formula="of:=[.$A$2]*POWER([.$A$4]; [.D20] - [.$A$6])- [.$A$2]" office:value-type="float" office:value="12.7919268463927" calcext:value-type="float">
            <text:p>12,791926846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table:formula="of:=[.C21]-[.C20]" office:value-type="float" office:value="6.22201917747872" calcext:value-type="float">
            <text:p>6,2220191775</text:p>
          </table:table-cell>
          <table:table-cell table:formula="of:=[.$A$2]*POWER([.$A$4]; [.D21] - [.$A$6])- [.$A$2]" office:value-type="float" office:value="19.0139460238714" calcext:value-type="float">
            <text:p>19,013946023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table:formula="of:=[.C22]-[.C21]" office:value-type="float" office:value="8.67349473340533" calcext:value-type="float">
            <text:p>8,6734947334</text:p>
          </table:table-cell>
          <table:table-cell table:formula="of:=[.$A$2]*POWER([.$A$4]; [.D22] - [.$A$6])- [.$A$2]" office:value-type="float" office:value="27.6874407572767" calcext:value-type="float">
            <text:p>27,687440757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_I_V" table:style-name="ta1">
        <table:shapes>
          <draw:frame draw:z-index="0" draw:style-name="gr1" draw:text-style-name="P1" svg:width="159.99mm" svg:height="89.99mm" svg:x="124.51mm" svg:y="27.04mm">
            <loext:p draw:notify-on-update-of-ranges="N_I_V.C7:N_I_V.C7 N_I_V.C8:N_I_V.C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First</text:p>
          </table:table-cell>
          <table:table-cell table:number-columns-repeated="8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ommon ratio</text:p>
          </table:table-cell>
          <table:table-cell/>
          <table:table-cell table:formula="of:=[.C15]" office:value-type="float" office:value="11.1537201494014" calcext:value-type="float">
            <text:p>11,1537201494</text:p>
          </table:table-cell>
          <table:table-cell/>
          <table:table-cell office:value-type="string" calcext:value-type="string">
            <text:p>Maximo V para um lado em m/s</text:p>
          </table:table-cell>
          <table:table-cell table:number-columns-repeated="2"/>
          <table:table-cell table:formula="of:=[.C16]*3.6" office:value-type="float" office:value="57.2349150947639" calcext:value-type="float">
            <text:p>57,2349150948</text:p>
          </table:table-cell>
          <table:table-cell office:value-type="string" calcext:value-type="string">
            <text:p>Km/h</text:p>
          </table:table-cell>
        </table:table-row>
        <table:table-row table:style-name="ro1">
          <table:table-cell office:value-type="float" office:value="1.381" calcext:value-type="float">
            <text:p>1,381</text:p>
          </table:table-cell>
          <table:table-cell/>
          <table:table-cell table:formula="of:=[.C9]" office:value-type="float" office:value="0.4953" calcext:value-type="float">
            <text:p>0,4953</text:p>
          </table:table-cell>
          <table:table-cell/>
          <table:table-cell office:value-type="string" calcext:value-type="string">
            <text:p>Para o outro lado</text:p>
          </table:table-cell>
          <table:table-cell table:number-columns-repeated="2"/>
          <table:table-cell table:formula="of:=[.C8]*3.6" office:value-type="float" office:value="0" calcext:value-type="float">
            <text:p>0</text:p>
          </table:table-cell>
          <table:table-cell office:value-type="string" calcext:value-type="string">
            <text:p>Km/h</text:p>
          </table:table-cell>
        </table:table-row>
        <table:table-row table:style-name="ro3">
          <table:table-cell office:value-type="string" calcext:value-type="string">
            <text:p>zero inde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ero de instancias da variavel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lta V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formula="of:=[.$A$2]*POWER([.$A$4]; [.D8]-[.$A$6])- [.$A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[.C9]-[.C8]" office:value-type="float" office:value="0.4953" calcext:value-type="float">
            <text:p>0,4953</text:p>
          </table:table-cell>
          <table:table-cell table:style-name="ce2" table:formula="of:=[.$A$2]*POWER([.$A$4]; [.D9]-[.$A$6])- [.$A$2]" office:value-type="float" office:value="0.4953" calcext:value-type="float">
            <text:p>0,49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C10]-[.C9]" office:value-type="float" office:value="0.6840093" calcext:value-type="float">
            <text:p>0,6840093</text:p>
          </table:table-cell>
          <table:table-cell table:style-name="ce2" table:formula="of:=[.$A$2]*POWER([.$A$4]; [.D10]-[.$A$6])- [.$A$2]" office:value-type="float" office:value="1.1793093" calcext:value-type="float">
            <text:p>1,179309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formula="of:=[.C11]-[.C10]" office:value-type="float" office:value="0.9446168433" calcext:value-type="float">
            <text:p>0,9446168433</text:p>
          </table:table-cell>
          <table:table-cell table:style-name="ce2" table:formula="of:=[.$A$2]*POWER([.$A$4]; [.D11]-[.$A$6])- [.$A$2]" office:value-type="float" office:value="2.1239261433" calcext:value-type="float">
            <text:p>2,123926143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formula="of:=[.C12]-[.C11]" office:value-type="float" office:value="1.3045158605973" calcext:value-type="float">
            <text:p>1,3045158606</text:p>
          </table:table-cell>
          <table:table-cell table:style-name="ce2" table:formula="of:=[.$A$2]*POWER([.$A$4]; [.D12]-[.$A$6])- [.$A$2]" office:value-type="float" office:value="3.4284420038973" calcext:value-type="float">
            <text:p>3,428442003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formula="of:=[.C13]-[.C12]" office:value-type="float" office:value="1.80153640348487" calcext:value-type="float">
            <text:p>1,8015364035</text:p>
          </table:table-cell>
          <table:table-cell table:style-name="ce2" table:formula="of:=[.$A$2]*POWER([.$A$4]; [.D13]-[.$A$6])- [.$A$2]" office:value-type="float" office:value="5.22997840738217" calcext:value-type="float">
            <text:p>5,229978407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formula="of:=[.C14]-[.C13]" office:value-type="float" office:value="2.48792177321261" calcext:value-type="float">
            <text:p>2,4879217732</text:p>
          </table:table-cell>
          <table:table-cell table:style-name="ce2" table:formula="of:=[.$A$2]*POWER([.$A$4]; [.D14]-[.$A$6])- [.$A$2]" office:value-type="float" office:value="7.71790018059478" calcext:value-type="float">
            <text:p>7,717900180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formula="of:=[.C15]-[.C14]" office:value-type="float" office:value="3.43581996880661" calcext:value-type="float">
            <text:p>3,4358199688</text:p>
          </table:table-cell>
          <table:table-cell table:style-name="ce2" table:formula="of:=[.$A$2]*POWER([.$A$4]; [.D15]-[.$A$6])- [.$A$2]" office:value-type="float" office:value="11.1537201494014" calcext:value-type="float">
            <text:p>11,153720149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formula="of:=[.C16]-[.C15]" office:value-type="float" office:value="4.74486737692193" calcext:value-type="float">
            <text:p>4,7448673769</text:p>
          </table:table-cell>
          <table:table-cell table:style-name="ce2" table:formula="of:=[.$A$2]*POWER([.$A$4]; [.D16]-[.$A$6])- [.$A$2]" office:value-type="float" office:value="15.8985875263233" calcext:value-type="float">
            <text:p>15,898587526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_I_V_reverse" table:style-name="ta1">
        <table:shapes>
          <draw:frame draw:z-index="0" draw:style-name="gr1" draw:text-style-name="P1" svg:width="189.53mm" svg:height="89.99mm" svg:x="124.51mm" svg:y="27.04mm">
            <loext:p draw:notify-on-update-of-ranges="N_I_V_reverse.C7:N_I_V_reverse.C7 N_I_V_reverse.C8:N_I_V_reverse.C2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2">
          <table:table-cell office:value-type="string" calcext:value-type="string">
            <text:p>First</text:p>
          </table:table-cell>
          <table:table-cell table:number-columns-repeated="17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ommon ratio</text:p>
          </table:table-cell>
          <table:table-cell/>
          <table:table-cell table:formula="of:=[.C19]" office:value-type="float" office:value="11.1537201494014" calcext:value-type="float">
            <text:p>11,1537201494</text:p>
          </table:table-cell>
          <table:table-cell/>
          <table:table-cell office:value-type="string" calcext:value-type="string">
            <text:p>Maximo V para um lado em m/s</text:p>
          </table:table-cell>
          <table:table-cell table:number-columns-repeated="2"/>
          <table:table-cell table:formula="of:=[.C21]*3.6" office:value-type="float" office:value="80.824497745869" calcext:value-type="float">
            <text:p>80,8244977459</text:p>
          </table:table-cell>
          <table:table-cell office:value-type="string" calcext:value-type="string">
            <text:p>Km/h</text:p>
          </table:table-cell>
          <table:table-cell table:number-columns-repeated="9"/>
        </table:table-row>
        <table:table-row table:style-name="ro1">
          <table:table-cell office:value-type="float" office:value="1.381" calcext:value-type="float">
            <text:p>1,381</text:p>
          </table:table-cell>
          <table:table-cell/>
          <table:table-cell table:formula="of:=[.C13]" office:value-type="float" office:value="0.4953" calcext:value-type="float">
            <text:p>0,4953</text:p>
          </table:table-cell>
          <table:table-cell/>
          <table:table-cell office:value-type="string" calcext:value-type="string">
            <text:p>Para o outro lado</text:p>
          </table:table-cell>
          <table:table-cell table:number-columns-repeated="2"/>
          <table:table-cell table:formula="of:=[.C8]*3.6" office:value-type="float" office:value="-12.3423912140303" calcext:value-type="float">
            <text:p>-12,342391214</text:p>
          </table:table-cell>
          <table:table-cell office:value-type="string" calcext:value-type="string">
            <text:p>Km/h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zero inde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ero de instancias da variavel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elta V</text:p>
          </table:table-cell>
          <table:table-cell office:value-type="string" calcext:value-type="string">
            <text:p>V</text:p>
          </table:table-cell>
          <table:table-cell table:number-columns-repeated="15"/>
        </table:table-row>
        <table:table-row table:style-name="ro1">
          <table:table-cell/>
          <table:table-cell table:formula="of:=[.C8]-[.C9]" office:value-type="float" office:value="-1.3045158605973" calcext:value-type="float">
            <text:p>-1,3045158606</text:p>
          </table:table-cell>
          <table:table-cell table:style-name="ce2" table:formula="of:=-([.$A$2]*POWER([.$A$4]; [.$A$6]-[.D8])- [.$A$2])" office:value-type="float" office:value="-3.4284420038973" calcext:value-type="float">
            <text:p>-3,428442003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[.C9]-[.C10]" office:value-type="float" office:value="-0.9446168433" calcext:value-type="float">
            <text:p>-0,9446168433</text:p>
          </table:table-cell>
          <table:table-cell table:style-name="ce2" table:formula="of:=-([.$A$2]*POWER([.$A$4]; [.$A$6]-[.D9])- [.$A$2])" office:value-type="float" office:value="-2.1239261433" calcext:value-type="float">
            <text:p>-2,123926143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formula="of:=[.C10]-[.C11]" office:value-type="float" office:value="-0.6840093" calcext:value-type="float">
            <text:p>-0,6840093</text:p>
          </table:table-cell>
          <table:table-cell table:style-name="ce2" table:formula="of:=-([.$A$2]*POWER([.$A$4]; [.$A$6]-[.D10])- [.$A$2])" office:value-type="float" office:value="-1.1793093" calcext:value-type="float">
            <text:p>-1,179309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table:formula="of:=[.C11]-[.C12]" office:value-type="float" office:value="-0.4953" calcext:value-type="float">
            <text:p>-0,4953</text:p>
          </table:table-cell>
          <table:table-cell table:style-name="ce2" table:formula="of:=-([.$A$2]*POWER([.$A$4]; [.$A$6]-[.D11])- [.$A$2])" office:value-type="float" office:value="-0.4953" calcext:value-type="float">
            <text:p>-0,495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formula="of:=-([.$A$2]*POWER([.$A$4]; [.$A$6]-[.D12])- [.$A$2])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table:formula="of:=[.C13]-[.C12]" office:value-type="float" office:value="0.4953" calcext:value-type="float">
            <text:p>0,4953</text:p>
          </table:table-cell>
          <table:table-cell table:style-name="ce2" table:formula="of:=[.$A$2]*POWER([.$A$4]; [.D13]-[.$A$6])- [.$A$2]" office:value-type="float" office:value="0.4953" calcext:value-type="float">
            <text:p>0,495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/>
          <table:table-cell table:formula="of:=[.C14]-[.C13]" office:value-type="float" office:value="0.6840093" calcext:value-type="float">
            <text:p>0,6840093</text:p>
          </table:table-cell>
          <table:table-cell table:style-name="ce2" table:formula="of:=[.$A$2]*POWER([.$A$4]; [.D14]-[.$A$6])- [.$A$2]" office:value-type="float" office:value="1.1793093" calcext:value-type="float">
            <text:p>1,179309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table:formula="of:=[.C15]-[.C14]" office:value-type="float" office:value="0.9446168433" calcext:value-type="float">
            <text:p>0,9446168433</text:p>
          </table:table-cell>
          <table:table-cell table:style-name="ce2" table:formula="of:=[.$A$2]*POWER([.$A$4]; [.D15]-[.$A$6])- [.$A$2]" office:value-type="float" office:value="2.1239261433" calcext:value-type="float">
            <text:p>2,123926143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formula="of:=[.C16]-[.C15]" office:value-type="float" office:value="1.3045158605973" calcext:value-type="float">
            <text:p>1,3045158606</text:p>
          </table:table-cell>
          <table:table-cell table:style-name="ce2" table:formula="of:=[.$A$2]*POWER([.$A$4]; [.D16]-[.$A$6])- [.$A$2]" office:value-type="float" office:value="3.4284420038973" calcext:value-type="float">
            <text:p>3,428442003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/>
          <table:table-cell table:formula="of:=[.C17]-[.C16]" office:value-type="float" office:value="1.80153640348487" calcext:value-type="float">
            <text:p>1,8015364035</text:p>
          </table:table-cell>
          <table:table-cell table:style-name="ce2" table:formula="of:=[.$A$2]*POWER([.$A$4]; [.D17]-[.$A$6])- [.$A$2]" office:value-type="float" office:value="5.22997840738217" calcext:value-type="float">
            <text:p>5,229978407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/>
          <table:table-cell table:formula="of:=[.C18]-[.C17]" office:value-type="float" office:value="2.48792177321261" calcext:value-type="float">
            <text:p>2,4879217732</text:p>
          </table:table-cell>
          <table:table-cell table:style-name="ce2" table:formula="of:=[.$A$2]*POWER([.$A$4]; [.D18]-[.$A$6])- [.$A$2]" office:value-type="float" office:value="7.71790018059478" calcext:value-type="float">
            <text:p>7,7179001806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table:formula="of:=[.C19]-[.C18]" office:value-type="float" office:value="3.43581996880661" calcext:value-type="float">
            <text:p>3,4358199688</text:p>
          </table:table-cell>
          <table:table-cell table:style-name="ce2" table:formula="of:=[.$A$2]*POWER([.$A$4]; [.D19]-[.$A$6])- [.$A$2]" office:value-type="float" office:value="11.1537201494014" calcext:value-type="float">
            <text:p>11,1537201494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formula="of:=[.C20]-[.C19]" office:value-type="float" office:value="4.74486737692193" calcext:value-type="float">
            <text:p>4,7448673769</text:p>
          </table:table-cell>
          <table:table-cell table:style-name="ce2" table:formula="of:=[.$A$2]*POWER([.$A$4]; [.D20]-[.$A$6])- [.$A$2]" office:value-type="float" office:value="15.8985875263233" calcext:value-type="float">
            <text:p>15,898587526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table:formula="of:=[.C21]-[.C20]" office:value-type="float" office:value="6.55266184752919" calcext:value-type="float">
            <text:p>6,5526618475</text:p>
          </table:table-cell>
          <table:table-cell table:style-name="ce2" table:formula="of:=[.$A$2]*POWER([.$A$4]; [.D21]-[.$A$6])- [.$A$2]" office:value-type="float" office:value="22.4512493738525" calcext:value-type="float">
            <text:p>22,451249373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6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table:number-columns-repeated="16"/>
          <table:table-cell office:value-type="float" office:value="2.5" calcext:value-type="float">
            <text:p>2,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<text:span text:style-name="T1">tcp.</text:span><text:span text:style-name="T2">a</text:span><text:span text:style-name="T3"> = (distance - v0 * time) / (time * time * 0.5);</text:span></text:p>
          </table:table-cell>
          <table:table-cell table:number-columns-repeated="8"/>
          <table:table-cell office:value-type="float" office:value="2.2" calcext:value-type="float">
            <text:p>2,2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table:number-columns-repeated="17"/>
          <table:table-cell office:value-type="float" office:value="2.15" calcext:value-type="float">
            <text:p>2,15</text:p>
          </table:table-cell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formula="of:=([.R36]-[.C11]*[.Q38])/([.Q38]*[.Q38]*0.5)" office:value-type="float" office:value="0.619694214876033" calcext:value-type="float">
            <text:p>0,6196942149</text:p>
          </table:table-cell>
          <table:table-cell table:number-columns-repeated="8"/>
          <table:table-cell office:value-type="float" office:value="3.9" calcext:value-type="float">
            <text:p>3,9</text:p>
          </table:table-cell>
        </table:table-row>
        <table:table-row table:style-name="ro1">
          <table:table-cell table:number-columns-repeated="8"/>
          <table:table-cell table:formula="of:=([.R36]-[.C13]*[.Q38])/([.Q38]*[.Q38]*0.5)" office:value-type="float" office:value="-0.280851239669422" calcext:value-type="float">
            <text:p>-0,2808512397</text:p>
          </table:table-cell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7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formula="of:=[.C11]+0.28*[.Q36]" office:value-type="float" office:value="0.9047" calcext:value-type="float">
            <text:p>0,9047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C13]+[.I42]*[.Q36]" office:value-type="float" office:value="-0.908956198347108" calcext:value-type="float">
            <text:p>-0,9089561983</text:p>
          </table:table-cell>
          <table:table-cell table:number-columns-repeated="9"/>
        </table:table-row>
      </table:table>
      <table:table table:name="N_D_V" table:style-name="ta1">
        <table:shapes>
          <draw:frame draw:z-index="0" draw:style-name="gr1" draw:text-style-name="P1" svg:width="159.99mm" svg:height="89.99mm" svg:x="119.37mm" svg:y="28.9mm">
            <loext:p draw:notify-on-update-of-ranges="N_D_V.C7:N_D_V.C7 N_D_V.C8:N_D_V.C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scale factor</text:p>
          </table:table-cell>
          <table:table-cell table:number-columns-repeated="10"/>
        </table:table-row>
        <table:table-row table:style-name="ro3">
          <table:table-cell office:value-type="float" office:value="1.6" calcext:value-type="float">
            <text:p>1,6</text:p>
          </table:table-cell>
          <table:table-cell table:number-columns-repeated="3"/>
          <table:table-cell office:value-type="string" calcext:value-type="string">
            <text:p>Horizonte de tempo fixo e igual a 5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ommon ratio</text:p>
          </table:table-cell>
          <table:table-cell/>
          <table:table-cell table:formula="of:=[.C15]" office:value-type="float" office:value="1.9152" calcext:value-type="float">
            <text:p>1,9152</text:p>
          </table:table-cell>
          <table:table-cell/>
          <table:table-cell office:value-type="string" calcext:value-type="string">
            <text:p>Maximo delta V para um lado em m/s</text:p>
          </table:table-cell>
          <table:table-cell table:number-columns-repeated="2"/>
          <table:table-cell table:formula="of:=[.C15]*3.6" office:value-type="float" office:value="6.89472" calcext:value-type="float">
            <text:p>6,89472</text:p>
          </table:table-cell>
          <table:table-cell office:value-type="string" calcext:value-type="string">
            <text:p>Km/h</text:p>
          </table:table-cell>
          <table:table-cell table:formula="of:=[.H3]/(5*5)" office:value-type="float" office:value="0.2757888" calcext:value-type="float">
            <text:p>0,2757888</text:p>
          </table:table-cell>
          <table:table-cell office:value-type="string" calcext:value-type="string">
            <text:p>Aceleracao maxima (tem que ser proxima de 1.2 m/s2)</text:p>
          </table:table-cell>
        </table:table-row>
        <table:table-row table:style-name="ro3">
          <table:table-cell office:value-type="float" office:value="1.3" calcext:value-type="float">
            <text:p>1,3</text:p>
          </table:table-cell>
          <table:table-cell/>
          <table:table-cell table:formula="of:=[.C8]" office:value-type="float" office:value="-2.96976" calcext:value-type="float">
            <text:p>-2,96976</text:p>
          </table:table-cell>
          <table:table-cell/>
          <table:table-cell office:value-type="string" calcext:value-type="string">
            <text:p>Para o outro lado</text:p>
          </table:table-cell>
          <table:table-cell table:number-columns-repeated="2"/>
          <table:table-cell table:formula="of:=[.C8]*3.6" office:value-type="float" office:value="-10.691136" calcext:value-type="float">
            <text:p>-10,691136</text:p>
          </table:table-cell>
          <table:table-cell office:value-type="string" calcext:value-type="string">
            <text:p>Km/h</text:p>
          </table:table-cell>
          <table:table-cell table:formula="of:=[.H4]/(5*5)" office:value-type="float" office:value="-0.42764544" calcext:value-type="float">
            <text:p>-0,42764544</text:p>
          </table:table-cell>
          <table:table-cell office:value-type="string" calcext:value-type="string">
            <text:p>Aceleracao maxima (tem que ser proxima de 2.7 m/s2)</text:p>
          </table:table-cell>
        </table:table-row>
        <table:table-row table:style-name="ro3">
          <table:table-cell office:value-type="string" calcext:value-type="string">
            <text:p>zero inde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ero de instancias da variavel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DeltaDelta V</text:p>
          </table:table-cell>
          <table:table-cell office:value-type="string" calcext:value-type="string">
            <text:p>Delta V</text:p>
          </table:table-cell>
          <table:table-cell table:number-columns-repeated="8"/>
        </table:table-row>
        <table:table-row table:style-name="ro2">
          <table:table-cell/>
          <table:table-cell table:formula="of:=[.C8]-[.C9]" office:value-type="float" office:value="-1.05456" calcext:value-type="float">
            <text:p>-1,05456</text:p>
          </table:table-cell>
          <table:table-cell table:style-name="ce2" table:formula="of:=-([.$A$2]*POWER([.$A$4]; [.$A$6]-[.D8])- [.$A$2])" office:value-type="float" office:value="-2.96976" calcext:value-type="float">
            <text:p>-2,969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formula="of:=[.C9]-[.C10]" office:value-type="float" office:value="-0.8112" calcext:value-type="float">
            <text:p>-0,8112</text:p>
          </table:table-cell>
          <table:table-cell table:style-name="ce2" table:formula="of:=-([.$A$2]*POWER([.$A$4]; [.$A$6]-[.D9])- [.$A$2])" office:value-type="float" office:value="-1.9152" calcext:value-type="float">
            <text:p>-1,915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/>
          <table:table-cell table:formula="of:=[.C10]-[.C11]" office:value-type="float" office:value="-0.624000000000001" calcext:value-type="float">
            <text:p>-0,624</text:p>
          </table:table-cell>
          <table:table-cell table:style-name="ce2" table:formula="of:=-([.$A$2]*POWER([.$A$4]; [.$A$6]-[.D10])- [.$A$2])" office:value-type="float" office:value="-1.104" calcext:value-type="float">
            <text:p>-1,10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/>
          <table:table-cell table:formula="of:=[.C11]-[.C12]" office:value-type="float" office:value="-0.48" calcext:value-type="float">
            <text:p>-0,48</text:p>
          </table:table-cell>
          <table:table-cell table:style-name="ce2" table:formula="of:=-([.$A$2]*POWER([.$A$4]; [.$A$6]-[.D11])- [.$A$2])" office:value-type="float" office:value="-0.48" calcext:value-type="float">
            <text:p>-0,4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2" table:formula="of:=[.$A$2]*POWER([.$A$4]; [.D12]-[.$A$6])- [.$A$2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/>
          <table:table-cell table:formula="of:=[.C13]-[.C12]" office:value-type="float" office:value="0.48" calcext:value-type="float">
            <text:p>0,48</text:p>
          </table:table-cell>
          <table:table-cell table:style-name="ce2" table:formula="of:=[.$A$2]*POWER([.$A$4]; [.D13]-[.$A$6])- [.$A$2]" office:value-type="float" office:value="0.48" calcext:value-type="float">
            <text:p>0,4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/>
          <table:table-cell table:formula="of:=[.C14]-[.C13]" office:value-type="float" office:value="0.624000000000001" calcext:value-type="float">
            <text:p>0,624</text:p>
          </table:table-cell>
          <table:table-cell table:style-name="ce2" table:formula="of:=[.$A$2]*POWER([.$A$4]; [.D14]-[.$A$6])- [.$A$2]" office:value-type="float" office:value="1.104" calcext:value-type="float">
            <text:p>1,10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/>
          <table:table-cell table:formula="of:=[.C15]-[.C14]" office:value-type="float" office:value="0.8112" calcext:value-type="float">
            <text:p>0,8112</text:p>
          </table:table-cell>
          <table:table-cell table:style-name="ce2" table:formula="of:=[.$A$2]*POWER([.$A$4]; [.D15]-[.$A$6])- [.$A$2]" office:value-type="float" office:value="1.9152" calcext:value-type="float">
            <text:p>1,9152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V = at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 = V/t2</text:p>
          </table:table-cell>
          <table:table-cell table:number-columns-repeated="9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3">00/00/0000</text:date>, <text:time style:data-style-name="N2" text:time-value="10:23:11.832438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5-06-10T23:09:19</meta:creation-date>
    <dc:date>2020-06-03T18:10:29.047414017</dc:date>
    <meta:editing-duration>P7DT4H14M4S</meta:editing-duration>
    <meta:editing-cycles>29</meta:editing-cycles>
    <meta:generator>LibreOffice/5.1.6.2$Linux_X86_64 LibreOffice_project/10m0$Build-2</meta:generator>
    <meta:document-statistic meta:table-count="9" meta:cell-count="86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933cm" svg:height="14.782cm" xlink:href=".." xlink:type="simple" chart:class="chart:circle" chart:style-name="ch1">
        <chart:legend chart:legend-position="end" svg:x="24.808cm" svg:y="3.357cm" style:legend-expansion="high" chart:style-name="ch2"/>
        <chart:plot-area chart:style-name="ch3" table:cell-range-address="D_Yaw.B7:D_Yaw.B22" svg:x="0.518cm" svg:y="0.295cm" svg:width="23.772cm" svg:height="14.192cm">
          <chartooo:coordinate-region svg:x="5.308cm" svg:y="0.296cm" svg:width="14.191cm" svg:height="14.1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_Yaw.B7:D_Yaw.B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.502966">
                <text:p>254.502966</text:p>
                <draw:g>
                  <svg:desc>D_Yaw.B7:D_Yaw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80427">
                <text:p>14.480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3879">
                <text:p>11.13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9100000000001">
                <text:p>6.591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9100000000001">
                <text:p>6.591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3879">
                <text:p>11.13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80427">
                <text:p>14.4804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4.201cm" style:legend-expansion="high" chart:style-name="ch2"/>
        <chart:plot-area chart:style-name="ch3" table:cell-range-address="Dist.C7:Dist.C28" chart:data-source-has-labels="row" svg:x="0.32cm" svg:y="0.18cm" svg:width="13.256cm" svg:height="8.64cm">
          <chartooo:coordinate-region svg:x="0.941cm" svg:y="0.379cm" svg:width="12.6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t.C8:Dist.C28" chart:label-cell-address="Dist.C7:Dist.C7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Dist.C7:Dist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4">
                <text:p>0.414</text:p>
                <draw:g>
                  <svg:desc>Dist.C8:Dist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2519999999999">
                <text:p>0.90251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89736">
                <text:p>1.4789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59188848">
                <text:p>2.159188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184284064">
                <text:p>2.96184284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089745519552">
                <text:p>3.9089745519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2658997130713">
                <text:p>5.02658997130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4537616614242">
                <text:p>6.34537616614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0154387604805">
                <text:p>7.90154387604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378217737367">
                <text:p>9.7378217737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046296930093">
                <text:p>11.9046296930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461463037751">
                <text:p>14.461463037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4785263845461">
                <text:p>17.4785263845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386611337645">
                <text:p>21.0386611337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2396201378421">
                <text:p>25.2396201378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1967517626536">
                <text:p>30.1967517626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0461670799313">
                <text:p>36.0461670799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9484771543189">
                <text:p>42.9484771543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0932030420963">
                <text:p>51.0932030420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7039795896736">
                <text:p>60.7039795896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.0446959158149">
                <text:p>72.0446959158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0.466cm" style:legend-expansion="high" chart:style-name="ch2"/>
        <chart:plot-area chart:style-name="ch3" table:cell-range-address="Theta.C7:Theta.C22" svg:x="0.32cm" svg:y="0.18cm" svg:width="14.235cm" svg:height="8.64cm">
          <chartooo:coordinate-region svg:x="3.118cm" svg:y="0.181cm" svg:width="8.639cm" svg:height="8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eta.C7:Theta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Theta.C7:Thet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0.466cm" style:legend-expansion="high" chart:style-name="ch2"/>
        <chart:plot-area chart:style-name="ch3" table:cell-range-address="D_Phi.B7:D_Phi.B22" svg:x="0.32cm" svg:y="0.18cm" svg:width="14.235cm" svg:height="8.64cm">
          <chartooo:coordinate-region svg:x="3.118cm" svg:y="0.181cm" svg:width="8.639cm" svg:height="8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_Phi.B7:D_Phi.B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.625118485447">
                <text:p>304.625118485447</text:p>
                <draw:g>
                  <svg:desc>D_Phi.B7:D_Phi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7349473340533">
                <text:p>8.67349473340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2201917747872">
                <text:p>6.22201917747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6342839130468">
                <text:p>4.46342839130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01885503088">
                <text:p>3.201885503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96904952">
                <text:p>2.296904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7708">
                <text:p>1.647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7708">
                <text:p>1.647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96904952">
                <text:p>2.296904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01885503088">
                <text:p>3.201885503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6342839130468">
                <text:p>4.46342839130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2201917747872">
                <text:p>6.22201917747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7349473340533">
                <text:p>8.673494733405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07cm" svg:y="4.201cm" style:legend-expansion="high" chart:style-name="ch2"/>
        <chart:plot-area chart:style-name="ch3" table:cell-range-address="N_I_V.C7:N_I_V.C25" chart:data-source-has-labels="row" svg:x="0.32cm" svg:y="0.18cm" svg:width="14.367cm" svg:height="8.64cm">
          <chartooo:coordinate-region svg:x="0.941cm" svg:y="0.379cm" svg:width="13.74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I_V.C8:N_I_V.C25" chart:label-cell-address="N_I_V.C7:N_I_V.C7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N_I_V.C7:N_I_V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_I_V.C8:N_I_V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93093">
                <text:p>1.1793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39261433">
                <text:p>2.1239261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284420038973">
                <text:p>3.4284420038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2997840738217">
                <text:p>5.22997840738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1790018059478">
                <text:p>7.71790018059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537201494014">
                <text:p>11.1537201494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985875263233">
                <text:p>15.8985875263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N_D_V.C7:N_D_V.C15" chart:data-source-has-labels="row" svg:x="0.32cm" svg:y="0.18cm" svg:width="13.467cm" svg:height="8.64cm">
          <chartooo:coordinate-region svg:x="0.862cm" svg:y="0.379cm" svg:width="12.92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D_V.C8:N_D_V.C15" chart:label-cell-address="N_D_V.C7:N_D_V.C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V</text:p>
                <draw:g>
                  <svg:desc>N_D_V.C7:N_D_V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96976">
                <text:p>-2.96976</text:p>
                <draw:g>
                  <svg:desc>N_D_V.C8:N_D_V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152">
                <text:p>-1.9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04">
                <text:p>-1.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152">
                <text:p>1.91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D_Phi.D8:D_Phi.D14 D_Phi.C15:D_Phi.C22" chart:data-source-has-labels="column" svg:x="0.32cm" svg:y="0.18cm" svg:width="12.508cm" svg:height="8.64cm">
          <chartooo:coordinate-region svg:x="0.941cm" svg:y="0.379cm" svg:width="11.887cm" svg:height="7.794cm"/>
          <chart:axis chart:dimension="x" chart:name="primary-x" chart:style-name="ch4" chartooo:axis-type="auto">
            <chartooo:date-scale/>
            <chart:categories table:cell-range-address="D_Phi.D8:D_Phi.D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_Phi.C15:D_Phi.C22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_Phi.D8:D_Phi.D14</svg:desc>
                </draw:g>
              </table:table-cell>
              <table:table-cell office:value-type="float" office:value="0">
                <text:p>0</text:p>
                <draw:g>
                  <svg:desc>D_Phi.C15:D_Phi.C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829708">
                <text:p>2.8297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126612952">
                <text:p>5.1266129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328498455088">
                <text:p>8.3284984550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7919268463927">
                <text:p>12.79192684639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0139460238714">
                <text:p>19.0139460238714</text:p>
              </table:table-cell>
            </table:table-row>
            <table:table-row>
              <table:table-cell office:value-type="string"/>
              <table:table-cell office:value-type="float" office:value="27.6874407572767">
                <text:p>27.68744075727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54cm" svg:height="9cm" xlink:href=".." xlink:type="simple" chart:class="chart:bar" chart:style-name="ch1">
        <chart:legend chart:legend-position="end" svg:x="17.961cm" svg:y="4.201cm" style:legend-expansion="high" chart:style-name="ch2"/>
        <chart:plot-area chart:style-name="ch3" table:cell-range-address="N_I_V_reverse.C7:N_I_V_reverse.C25" chart:data-source-has-labels="row" svg:x="0.379cm" svg:y="0.18cm" svg:width="17.203cm" svg:height="8.64cm">
          <chartooo:coordinate-region svg:x="1cm" svg:y="0.379cm" svg:width="16.58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I_V_reverse.C8:N_I_V_reverse.C25" chart:label-cell-address="N_I_V_reverse.C7:N_I_V_reverse.C7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N_I_V_reverse.C7:N_I_V_reverse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4284420038973">
                <text:p>-3.4284420038973</text:p>
                <draw:g>
                  <svg:desc>N_I_V_reverse.C8:N_I_V_reverse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1239261433">
                <text:p>-2.123926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793093">
                <text:p>-1.1793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953">
                <text:p>-0.4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93093">
                <text:p>1.1793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239261433">
                <text:p>2.1239261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284420038973">
                <text:p>3.4284420038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2997840738217">
                <text:p>5.22997840738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1790018059478">
                <text:p>7.71790018059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537201494014">
                <text:p>11.1537201494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985875263233">
                <text:p>15.8985875263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4512493738525">
                <text:p>22.4512493738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0.466cm" style:legend-expansion="high" chart:style-name="ch2"/>
        <chart:plot-area chart:style-name="ch3" table:cell-range-address="Theta_reverse.C7:Theta_reverse.C22" svg:x="0.32cm" svg:y="0.18cm" svg:width="14.235cm" svg:height="8.64cm">
          <chartooo:coordinate-region svg:x="3.118cm" svg:y="0.181cm" svg:width="8.639cm" svg:height="8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eta_reverse.C7:Theta_reverse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ta_reverse.C7:Theta_reverse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